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textarea-horizontal-align="justify" draw:textarea-vertical-align="middle" draw:auto-grow-height="false" fo:min-height="0.47cm" fo:min-width="0.22cm"/>
    </style:style>
    <style:style style:name="gr2" style:family="graphic" style:parent-style-name="Object_20_without_20_fill_5f_1">
      <style:graphic-properties draw:fill="none" draw:textarea-vertical-align="middl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out_20_fill_5f_1">
      <style:graphic-properties draw:marker-start="Circle" draw:marker-end="Circle" draw:fill="none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95cm"/>
    </style:style>
    <style:style style:name="gr6" style:family="graphic" style:parent-style-name="Default_5f_1">
      <style:graphic-properties draw:textarea-horizontal-align="justify" draw:textarea-vertical-align="middle" draw:auto-grow-height="false" fo:min-height="0.766cm" fo:min-width="2.04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9cm"/>
    </style:style>
    <style:style style:name="gr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09cm"/>
    </style:style>
    <style:style style:name="gr10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12" style:family="graphic">
      <style:graphic-properties style:protect="size"/>
    </style:style>
    <style:style style:name="gr13" style:family="graphic" style:parent-style-name="Default_5f_1_5f_1">
      <style:graphic-properties draw:textarea-horizontal-align="justify" draw:textarea-vertical-align="middle" draw:auto-grow-height="false" fo:min-height="0.47cm" fo:min-width="0.22cm"/>
    </style:style>
    <style:style style:name="gr14" style:family="graphic" style:parent-style-name="Object_20_without_20_fill_5f_1_5f_1">
      <style:graphic-properties draw:fill="none" draw:textarea-vertical-align="middle"/>
    </style:style>
    <style:style style:name="gr1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_20_without_20_fill_5f_1_5f_1">
      <style:graphic-properties draw:marker-start="Circle" draw:marker-end="Circle" draw:fill="none" draw:textarea-vertical-align="middle"/>
    </style:style>
    <style:style style:name="gr1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395cm"/>
    </style:style>
    <style:style style:name="gr18" style:family="graphic" style:parent-style-name="Default_5f_1_5f_1">
      <style:graphic-properties draw:textarea-horizontal-align="justify" draw:textarea-vertical-align="middle" draw:auto-grow-height="false" fo:min-height="0.766cm" fo:min-width="2.04cm"/>
    </style:style>
    <style:style style:name="gr1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89cm"/>
    </style:style>
    <style:style style:name="gr20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2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309cm"/>
    </style:style>
    <style:style style:name="gr22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23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24" style:family="graphic" style:parent-style-name="Default_5f_1_5f_1_5f_1">
      <style:graphic-properties draw:textarea-horizontal-align="justify" draw:textarea-vertical-align="middle" draw:auto-grow-height="false" fo:min-height="0.47cm" fo:min-width="0.22cm"/>
    </style:style>
    <style:style style:name="gr25" style:family="graphic" style:parent-style-name="Object_20_without_20_fill_5f_1_5f_1_5f_1">
      <style:graphic-properties draw:fill="none" draw:textarea-vertical-align="middle"/>
    </style:style>
    <style:style style:name="gr26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ct_20_without_20_fill_5f_1_5f_1_5f_1">
      <style:graphic-properties draw:marker-start="Circle" draw:marker-end="Circle" draw:fill="none" draw:textarea-vertical-align="middle"/>
    </style:style>
    <style:style style:name="gr28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0.395cm"/>
    </style:style>
    <style:style style:name="gr29" style:family="graphic" style:parent-style-name="Default_5f_1_5f_1_5f_1">
      <style:graphic-properties draw:textarea-horizontal-align="justify" draw:textarea-vertical-align="middle" draw:auto-grow-height="false" fo:min-height="0.766cm" fo:min-width="2.04cm"/>
    </style:style>
    <style:style style:name="gr30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0.789cm"/>
    </style:style>
    <style:style style:name="gr31" style:family="graphic" style:parent-style-name="Default_5f_1_5f_1_5f_1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32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0.309cm"/>
    </style:style>
    <style:style style:name="gr33" style:family="graphic" style:parent-style-name="Default_5f_1_5f_1_5f_1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34" style:family="graphic" style:parent-style-name="Default_5f_1_5f_1_5f_1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35" style:family="graphic" style:parent-style-name="Default_5f_1_5f_1_5f_2">
      <style:graphic-properties draw:textarea-horizontal-align="justify" draw:textarea-vertical-align="middle" draw:auto-grow-height="false" fo:min-height="0.47cm" fo:min-width="0.22cm"/>
    </style:style>
    <style:style style:name="gr36" style:family="graphic" style:parent-style-name="Object_20_without_20_fill_5f_1_5f_1_5f_2">
      <style:graphic-properties draw:fill="none" draw:textarea-vertical-align="middle"/>
    </style:style>
    <style:style style:name="gr37" style:family="graphic" style:parent-style-name="Default_5f_1_5f_1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Object_20_without_20_fill_5f_1_5f_1_5f_2">
      <style:graphic-properties draw:marker-start="Circle" draw:marker-end="Circle" draw:fill="none" draw:textarea-vertical-align="middle"/>
    </style:style>
    <style:style style:name="gr39" style:family="graphic" style:parent-style-name="Default_5f_1_5f_1_5f_2">
      <style:graphic-properties draw:stroke="none" svg:stroke-color="#000000" draw:fill="none" draw:fill-color="#ffffff" draw:auto-grow-height="true" draw:auto-grow-width="false" fo:max-height="0cm" fo:min-height="0.395cm"/>
    </style:style>
    <style:style style:name="gr40" style:family="graphic" style:parent-style-name="Default_5f_1_5f_1_5f_2">
      <style:graphic-properties draw:textarea-horizontal-align="justify" draw:textarea-vertical-align="middle" draw:auto-grow-height="false" fo:min-height="0.766cm" fo:min-width="2.04cm"/>
    </style:style>
    <style:style style:name="gr41" style:family="graphic" style:parent-style-name="Default_5f_1_5f_1_5f_2">
      <style:graphic-properties draw:stroke="none" svg:stroke-color="#000000" draw:fill="none" draw:fill-color="#ffffff" draw:auto-grow-height="true" draw:auto-grow-width="false" fo:max-height="0cm" fo:min-height="0.789cm"/>
    </style:style>
    <style:style style:name="gr42" style:family="graphic" style:parent-style-name="Default_5f_1_5f_1_5f_2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43" style:family="graphic" style:parent-style-name="Default_5f_1_5f_1_5f_2">
      <style:graphic-properties draw:stroke="none" svg:stroke-color="#000000" draw:fill="none" draw:fill-color="#ffffff" draw:auto-grow-height="true" draw:auto-grow-width="false" fo:max-height="0cm" fo:min-height="0.309cm"/>
    </style:style>
    <style:style style:name="gr44" style:family="graphic" style:parent-style-name="Default_5f_1_5f_1_5f_2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45" style:family="graphic" style:parent-style-name="Default_5f_1_5f_1_5f_2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46" style:family="graphic" style:parent-style-name="Default_5f_1_5f_1_5f_3">
      <style:graphic-properties draw:textarea-horizontal-align="justify" draw:textarea-vertical-align="middle" draw:auto-grow-height="false" fo:min-height="0.47cm" fo:min-width="0.22cm"/>
    </style:style>
    <style:style style:name="gr47" style:family="graphic" style:parent-style-name="Object_20_without_20_fill_5f_1_5f_1_5f_3">
      <style:graphic-properties draw:fill="none" draw:textarea-vertical-align="middle"/>
    </style:style>
    <style:style style:name="gr48" style:family="graphic" style:parent-style-name="Default_5f_1_5f_1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49" style:family="graphic" style:parent-style-name="Object_20_without_20_fill_5f_1_5f_1_5f_3">
      <style:graphic-properties draw:marker-start="Circle" draw:marker-end="Circle" draw:fill="none" draw:textarea-vertical-align="middle"/>
    </style:style>
    <style:style style:name="gr50" style:family="graphic" style:parent-style-name="Default_5f_1_5f_1_5f_3">
      <style:graphic-properties draw:stroke="none" svg:stroke-color="#000000" draw:fill="none" draw:fill-color="#ffffff" draw:auto-grow-height="true" draw:auto-grow-width="false" fo:max-height="0cm" fo:min-height="0.395cm"/>
    </style:style>
    <style:style style:name="gr51" style:family="graphic" style:parent-style-name="Default_5f_1_5f_1_5f_3">
      <style:graphic-properties draw:textarea-horizontal-align="justify" draw:textarea-vertical-align="middle" draw:auto-grow-height="false" fo:min-height="0.766cm" fo:min-width="2.04cm"/>
    </style:style>
    <style:style style:name="gr52" style:family="graphic" style:parent-style-name="Default_5f_1_5f_1_5f_3">
      <style:graphic-properties draw:stroke="none" svg:stroke-color="#000000" draw:fill="none" draw:fill-color="#ffffff" draw:auto-grow-height="true" draw:auto-grow-width="false" fo:max-height="0cm" fo:min-height="0.789cm"/>
    </style:style>
    <style:style style:name="gr53" style:family="graphic" style:parent-style-name="Default_5f_1_5f_1_5f_3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54" style:family="graphic" style:parent-style-name="Default_5f_1_5f_1_5f_3">
      <style:graphic-properties draw:stroke="none" svg:stroke-color="#000000" draw:fill="none" draw:fill-color="#ffffff" draw:auto-grow-height="true" draw:auto-grow-width="false" fo:max-height="0cm" fo:min-height="0.309cm"/>
    </style:style>
    <style:style style:name="gr55" style:family="graphic" style:parent-style-name="Default_5f_1_5f_1_5f_3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gr56" style:family="graphic" style:parent-style-name="Default_5f_1_5f_1_5f_3" style:list-style-name="L1">
      <style:graphic-properties draw:stroke="none" svg:stroke-color="#000000" draw:fill="none" draw:fill-color="#ffffff" draw:auto-grow-height="true" draw:auto-grow-width="false" fo:max-height="0cm" fo:min-height="0.39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9a6704"/>
    </style:style>
    <style:style style:name="P4" style:family="paragraph">
      <loext:graphic-properties draw:fill="none" draw:fill-color="#ffffff"/>
      <style:text-properties fo:color="#9a6704"/>
    </style:style>
    <style:style style:name="P5" style:family="paragraph">
      <style:text-properties fo:color="#00599d"/>
    </style:style>
    <style:style style:name="P6" style:family="paragraph">
      <loext:graphic-properties draw:fill="none" draw:fill-color="#ffffff"/>
      <style:text-properties fo:color="#00599d"/>
    </style:style>
    <style:style style:name="P7" style:family="paragraph">
      <style:text-properties fo:color="#bc312e"/>
    </style:style>
    <style:style style:name="P8" style:family="paragraph">
      <loext:graphic-properties draw:fill="none" draw:fill-color="#ffffff"/>
      <style:text-properties fo:color="#bc312e"/>
    </style:style>
    <style:style style:name="P9" style:family="paragraph">
      <style:text-properties fo:color="#826aaf"/>
    </style:style>
    <style:style style:name="P10" style:family="paragraph">
      <loext:graphic-properties draw:fill="none" draw:fill-color="#ffffff"/>
      <style:text-properties fo:color="#826aaf"/>
    </style:style>
    <style:style style:name="P11" style:family="paragraph">
      <style:text-properties fo:color="#8ccfb7"/>
    </style:style>
    <style:style style:name="P12" style:family="paragraph">
      <loext:graphic-properties draw:fill="none" draw:fill-color="#ffffff"/>
      <style:text-properties fo:color="#8ccfb7"/>
    </style:style>
    <style:style style:name="P13" style:family="paragraph">
      <loext:graphic-properties draw:fill="none"/>
      <style:paragraph-properties fo:text-align="center"/>
      <style:text-properties fo:color="#9a6704"/>
    </style:style>
    <style:style style:name="P14" style:family="paragraph">
      <style:text-properties fo:color="#000000"/>
    </style:style>
    <style:style style:name="P15" style:family="paragraph">
      <loext:graphic-properties draw:fill="none" draw:fill-color="#ffffff"/>
      <style:text-properties fo:color="#000000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9a6704" fo:font-size="10pt" style:font-size-asian="10pt" style:font-size-complex="10pt"/>
    </style:style>
    <style:style style:name="P18" style:family="paragraph">
      <style:paragraph-properties fo:margin-left="0cm" fo:margin-right="0cm" fo:text-indent="0cm"/>
      <style:text-properties fo:color="#9a6704" style:font-name="Liberation Sans" fo:font-size="13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color="#9a6704" style:font-name="Liberation Sans" fo:font-size="13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20" style:family="paragraph">
      <loext:graphic-properties draw:fill="none"/>
      <style:paragraph-properties fo:text-align="center"/>
      <style:text-properties fo:color="#1c3687"/>
    </style:style>
    <style:style style:name="P21" style:family="paragraph">
      <style:text-properties fo:color="#1c3687"/>
    </style:style>
    <style:style style:name="P22" style:family="paragraph">
      <loext:graphic-properties draw:fill="none" draw:fill-color="#ffffff"/>
      <style:text-properties fo:color="#1c3687" fo:font-size="10pt" style:font-size-asian="10pt" style:font-size-complex="10pt"/>
    </style:style>
    <style:style style:name="P23" style:family="paragraph">
      <loext:graphic-properties draw:fill="none"/>
      <style:paragraph-properties fo:text-align="center"/>
      <style:text-properties fo:color="#00599d"/>
    </style:style>
    <style:style style:name="P24" style:family="paragraph">
      <loext:graphic-properties draw:fill="none" draw:fill-color="#ffffff"/>
      <style:text-properties fo:color="#00599d" fo:font-size="10pt" style:font-size-asian="10pt" style:font-size-complex="10pt"/>
    </style:style>
    <style:style style:name="P25" style:family="paragraph">
      <style:paragraph-properties fo:margin-left="0cm" fo:margin-right="0cm" fo:text-indent="0cm"/>
      <style:text-properties fo:color="#1c3687" style:font-name="Liberation Sans" fo:font-size="10pt" style:letter-kerning="true" style:font-name-asian="Noto Sans CJK SC Regular" style:font-size-asian="10pt" style:font-name-complex="Lohit Devanagari" style:font-size-complex="10pt"/>
    </style:style>
    <style:style style:name="P26" style:family="paragraph">
      <style:paragraph-properties fo:margin-left="0cm" fo:margin-right="0cm" fo:text-indent="0cm"/>
      <style:text-properties fo:color="#bc312e" style:font-name="Liberation Sans" fo:font-size="10pt" style:letter-kerning="true" style:font-name-asian="Noto Sans CJK SC Regular" style:font-size-asian="10pt" style:font-name-complex="Lohit Devanagari" style:font-size-complex="10pt"/>
    </style:style>
    <style:style style:name="P27" style:family="paragraph">
      <loext:graphic-properties draw:fill="none" draw:fill-color="#ffffff"/>
      <style:text-properties fo:color="#bc312e" fo:font-size="10pt" style:font-size-asian="10pt" style:font-size-complex="10pt"/>
    </style:style>
    <style:style style:name="P28" style:family="paragraph">
      <loext:graphic-properties draw:fill="none"/>
      <style:paragraph-properties fo:text-align="center"/>
      <style:text-properties fo:color="#65c295"/>
    </style:style>
    <style:style style:name="P29" style:family="paragraph">
      <style:text-properties fo:color="#65c295"/>
    </style:style>
    <style:style style:name="P30" style:family="paragraph">
      <loext:graphic-properties draw:fill="none" draw:fill-color="#ffffff"/>
      <style:text-properties fo:color="#65c295" fo:font-size="10pt" style:font-size-asian="10pt" style:font-size-complex="10pt"/>
    </style:style>
    <style:style style:name="P31" style:family="paragraph">
      <style:paragraph-properties fo:margin-left="0cm" fo:margin-right="0cm" fo:text-indent="0cm"/>
      <style:text-properties fo:color="#1c3687" style:font-name="Liberation Sans" fo:font-size="14pt" fo:font-weight="bold" style:letter-kerning="true" style:font-name-asian="Noto Sans CJK SC Regular" style:font-size-asian="14pt" style:font-weight-asian="bold" style:font-name-complex="Lohit Devanagari" style:font-size-complex="14pt" style:font-weight-complex="bold"/>
    </style:style>
    <style:style style:name="P32" style:family="paragraph">
      <loext:graphic-properties draw:fill="none" draw:fill-color="#ffffff"/>
      <style:text-properties fo:color="#1c3687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fo:text-align="center"/>
      <style:text-properties fo:color="#826aaf"/>
    </style:style>
    <style:style style:name="P34" style:family="paragraph">
      <loext:graphic-properties draw:fill="none" draw:fill-color="#ffffff"/>
      <style:text-properties fo:color="#826aaf" fo:font-size="10pt" style:font-size-asian="10pt" style:font-size-complex="10pt"/>
    </style:style>
    <style:style style:name="P35" style:family="paragraph">
      <style:paragraph-properties fo:margin-left="0cm" fo:margin-right="0cm" fo:text-indent="0cm"/>
      <style:text-properties fo:color="#bc312e" style:font-name="Liberation Sans" fo:font-size="14pt" fo:font-weight="bold" style:letter-kerning="true" style:font-name-asian="Noto Sans CJK SC Regular" style:font-size-asian="14pt" style:font-weight-asian="bold" style:font-name-complex="Lohit Devanagari" style:font-size-complex="14pt" style:font-weight-complex="bold"/>
    </style:style>
    <style:style style:name="P36" style:family="paragraph">
      <loext:graphic-properties draw:fill="none" draw:fill-color="#ffffff"/>
      <style:text-properties fo:color="#bc312e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margin-left="0cm" fo:margin-right="0cm" fo:text-indent="0cm"/>
      <style:text-properties fo:color="#826aaf" style:font-name="Liberation Sans" fo:font-size="14pt" fo:font-weight="bold" style:letter-kerning="true" style:font-name-asian="Noto Sans CJK SC Regular" style:font-size-asian="14pt" style:font-weight-asian="bold" style:font-name-complex="Lohit Devanagari" style:font-size-complex="14pt" style:font-weight-complex="bold"/>
    </style:style>
    <style:style style:name="P38" style:family="paragraph">
      <loext:graphic-properties draw:fill="none" draw:fill-color="#ffffff"/>
      <style:paragraph-properties fo:margin-left="0cm" fo:margin-right="0cm" fo:text-indent="0cm"/>
      <style:text-properties fo:color="#826aaf" style:font-name="Liberation Sans" fo:font-size="14pt" fo:font-weight="bold" style:letter-kerning="true" style:font-name-asian="Noto Sans CJK SC Regular" style:font-size-asian="14pt" style:font-weight-asian="bold" style:font-name-complex="Lohit Devanagari" style:font-size-complex="14pt" style:font-weight-complex="bold"/>
    </style:style>
    <style:style style:name="P39" style:family="paragraph">
      <style:paragraph-properties fo:margin-left="0cm" fo:margin-right="0cm" fo:text-indent="0cm"/>
      <style:text-properties fo:color="#65c295" style:font-name="Liberation Sans" fo:font-size="14pt" fo:font-weight="bold" style:letter-kerning="true" style:font-name-asian="Noto Sans CJK SC Regular" style:font-size-asian="14pt" style:font-weight-asian="bold" style:font-name-complex="Lohit Devanagari" style:font-size-complex="14pt" style:font-weight-complex="bold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fo:color="#65c295" style:font-name="Liberation Sans" fo:font-size="14pt" fo:font-weight="bold" style:letter-kerning="true" style:font-name-asian="Noto Sans CJK SC Regular" style:font-size-asian="14pt" style:font-weight-asian="bold" style:font-name-complex="Lohit Devanagari" style:font-size-complex="14pt" style:font-weight-complex="bold"/>
    </style:style>
    <style:style style:name="P41" style:family="paragraph">
      <loext:graphic-properties draw:fill-color="#ffffff"/>
    </style:style>
    <style:style style:name="T1" style:family="text">
      <style:text-properties fo:color="#9a6704"/>
    </style:style>
    <style:style style:name="T2" style:family="text">
      <style:text-properties fo:color="#00599d"/>
    </style:style>
    <style:style style:name="T3" style:family="text">
      <style:text-properties fo:color="#bc312e"/>
    </style:style>
    <style:style style:name="T4" style:family="text">
      <style:text-properties fo:color="#826aaf"/>
    </style:style>
    <style:style style:name="T5" style:family="text">
      <style:text-properties fo:color="#8ccfb7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bc312e" fo:font-size="10pt" style:font-size-asian="10pt" style:font-size-complex="10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bc312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016cm" svg:height="1.016cm" svg:x="16.662cm" svg:y="0.72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805cm" svg:y1="1.624cm" svg:x2="12.816cm" svg:y2="3.048cm">
          <text:p/>
        </draw:line>
        <draw:line draw:style-name="gr2" draw:text-style-name="P2" draw:layer="layout" svg:x1="17.17cm" svg:y1="1.74cm" svg:x2="17.17cm" svg:y2="3.01cm">
          <text:p/>
        </draw:line>
        <draw:line draw:style-name="gr2" draw:text-style-name="P2" draw:layer="layout" svg:x1="17.624cm" svg:y1="1.486cm" svg:x2="22.329cm" svg:y2="3.504cm">
          <text:p/>
        </draw:line>
        <draw:line draw:style-name="gr2" draw:text-style-name="P2" draw:layer="layout" svg:x1="17.609cm" svg:y1="0.978cm" svg:x2="24.616cm" svg:y2="2.804cm">
          <text:p/>
        </draw:line>
        <draw:line draw:style-name="gr2" draw:text-style-name="P2" draw:layer="layout" svg:x1="16.662cm" svg:y1="1.016cm" svg:x2="5.12cm" svg:y2="3.556cm">
          <text:p/>
        </draw:line>
        <draw:frame draw:style-name="gr3" draw:text-style-name="P4" draw:layer="layout" svg:width="2.54cm" svg:height="0.962cm" svg:x="8.89cm" svg:y="1.832cm">
          <draw:text-box>
            <text:p text:style-name="P3"><text:span text:style-name="T1">Op1</text:span></text:p>
          </draw:text-box>
        </draw:frame>
        <draw:frame draw:style-name="gr3" draw:text-style-name="P6" draw:layer="layout" svg:width="2.54cm" svg:height="0.962cm" svg:x="14.122cm" svg:y="1.578cm">
          <draw:text-box>
            <text:p text:style-name="P5"><text:span text:style-name="T2">Op2</text:span></text:p>
          </draw:text-box>
        </draw:frame>
        <draw:frame draw:style-name="gr3" draw:text-style-name="P8" draw:layer="layout" svg:width="2.54cm" svg:height="0.962cm" svg:x="16.916cm" svg:y="1.994cm">
          <draw:text-box>
            <text:p text:style-name="P7"><text:span text:style-name="T3">Op3</text:span></text:p>
          </draw:text-box>
        </draw:frame>
        <draw:frame draw:style-name="gr3" draw:text-style-name="P10" draw:layer="layout" svg:width="2.54cm" svg:height="0.962cm" svg:x="19.456cm" svg:y="1.74cm">
          <draw:text-box>
            <text:p text:style-name="P9"><text:span text:style-name="T4">Op4</text:span></text:p>
          </draw:text-box>
        </draw:frame>
        <draw:frame draw:style-name="gr3" draw:text-style-name="P12" draw:layer="layout" svg:width="2.54cm" svg:height="0.962cm" svg:x="20.726cm" svg:y="0.978cm">
          <draw:text-box>
            <text:p text:style-name="P11"><text:span text:style-name="T5">Op5</text:span></text:p>
          </draw:text-box>
        </draw:frame>
        <draw:line draw:style-name="gr4" draw:text-style-name="P13" draw:layer="layout" svg:x1="5.12cm" svg:y1="3.556cm" svg:x2="4.004cm" svg:y2="4.826cm">
          <text:p/>
        </draw:line>
        <draw:line draw:style-name="gr4" draw:text-style-name="P13" draw:layer="layout" svg:x1="5.12cm" svg:y1="3.556cm" svg:x2="8.315cm" svg:y2="5.08cm">
          <text:p/>
        </draw:line>
        <draw:line draw:style-name="gr4" draw:text-style-name="P2" draw:layer="layout" svg:x1="17.216cm" svg:y1="2.904cm" svg:x2="16.1cm" svg:y2="4.174cm">
          <text:p/>
        </draw:line>
        <draw:frame draw:style-name="gr5" draw:text-style-name="P15" draw:layer="layout" svg:width="1.778cm" svg:height="0.645cm" svg:x="3.704cm" svg:y="3.842cm">
          <draw:text-box>
            <text:p text:style-name="P14"><text:span text:style-name="T6">0.5</text:span></text:p>
          </draw:text-box>
        </draw:frame>
        <draw:frame draw:style-name="gr5" draw:text-style-name="P15" draw:layer="layout" svg:width="1.778cm" svg:height="0.645cm" svg:x="6.604cm" svg:y="3.81cm">
          <draw:text-box>
            <text:p text:style-name="P14"><text:span text:style-name="T6">0.5</text:span></text:p>
          </draw:text-box>
        </draw:frame>
        <draw:frame draw:style-name="gr5" draw:text-style-name="P16" draw:layer="layout" svg:width="1.778cm" svg:height="0.645cm" svg:x="16.144cm" svg:y="3.469cm">
          <draw:text-box>
            <text:p><text:span text:style-name="T7">1.0</text:span></text:p>
          </draw:text-box>
        </draw:frame>
        <draw:line draw:style-name="gr4" draw:text-style-name="P13" draw:layer="layout" svg:x1="4.05cm" svg:y1="4.748cm" svg:x2="3.242cm" svg:y2="7.366cm">
          <text:p/>
        </draw:line>
        <draw:line draw:style-name="gr4" draw:text-style-name="P13" draw:layer="layout" svg:x1="4.05cm" svg:y1="4.748cm" svg:x2="5.334cm" svg:y2="7.366cm">
          <text:p/>
        </draw:line>
        <draw:custom-shape draw:style-name="gr1" draw:text-style-name="P1" draw:layer="layout" svg:width="1.016cm" svg:height="1.016cm" svg:x="1.464cm" svg:y="4.3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1.348cm" svg:y="6.5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0.702cm" svg:y="2.794cm">
          <text:p text:style-name="P1">Chance</text:p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1.778cm" svg:height="0.645cm" svg:x="3.264cm" svg:y="9.785cm">
          <draw:text-box>
            <text:p text:style-name="P3"><text:span text:style-name="T7">(7, 1, 2)</text:span></text:p>
          </draw:text-box>
        </draw:frame>
        <draw:line draw:style-name="gr4" draw:text-style-name="P13" draw:layer="layout" svg:x1="3.25cm" svg:y1="7.247cm" svg:x2="2.442cm" svg:y2="9.865cm">
          <text:p/>
        </draw:line>
        <draw:line draw:style-name="gr4" draw:text-style-name="P13" draw:layer="layout" svg:x1="3.25cm" svg:y1="7.247cm" svg:x2="3.712cm" svg:y2="9.865cm">
          <text:p/>
        </draw:line>
        <draw:frame draw:style-name="gr7" draw:text-style-name="P17" draw:layer="layout" svg:width="2.486cm" svg:height="1.039cm" svg:x="1.54cm" svg:y="9.735cm">
          <draw:text-box>
            <text:p text:style-name="P3"><text:span text:style-name="T7">(9, 1, 1)</text:span></text:p>
          </draw:text-box>
        </draw:frame>
        <draw:line draw:style-name="gr4" draw:text-style-name="P13" draw:layer="layout" svg:x1="5.334cm" svg:y1="7.366cm" svg:x2="4.642cm" svg:y2="10.664cm">
          <text:p/>
        </draw:line>
        <draw:line draw:style-name="gr4" draw:text-style-name="P13" draw:layer="layout" svg:x1="5.334cm" svg:y1="7.366cm" svg:x2="5.912cm" svg:y2="10.664cm">
          <text:p/>
        </draw:line>
        <draw:frame draw:style-name="gr7" draw:text-style-name="P17" draw:layer="layout" svg:width="2.486cm" svg:height="1.039cm" svg:x="3.74cm" svg:y="10.534cm">
          <draw:text-box>
            <text:p text:style-name="P3"><text:span text:style-name="T7">(9, 4, 3)</text:span></text:p>
          </draw:text-box>
        </draw:frame>
        <draw:frame draw:style-name="gr7" draw:text-style-name="P17" draw:layer="layout" svg:width="2.486cm" svg:height="1.039cm" svg:x="5.44cm" svg:y="10.535cm">
          <draw:text-box>
            <text:p text:style-name="P3"><text:span text:style-name="T7">(1, 9, 1)</text:span></text:p>
          </draw:text-box>
        </draw:frame>
        <draw:line draw:style-name="gr4" draw:text-style-name="P13" draw:layer="layout" svg:x1="8.315cm" svg:y1="4.944cm" svg:x2="7.507cm" svg:y2="7.562cm">
          <text:p/>
        </draw:line>
        <draw:line draw:style-name="gr4" draw:text-style-name="P13" draw:layer="layout" svg:x1="8.315cm" svg:y1="4.944cm" svg:x2="9.599cm" svg:y2="7.562cm">
          <text:p/>
        </draw:line>
        <draw:frame draw:style-name="gr5" draw:text-style-name="P17" draw:layer="layout" svg:width="1.778cm" svg:height="0.645cm" svg:x="7.529cm" svg:y="9.881cm">
          <draw:text-box>
            <text:p text:style-name="P3"><text:span text:style-name="T7">(7, 3, 2)</text:span></text:p>
          </draw:text-box>
        </draw:frame>
        <draw:line draw:style-name="gr4" draw:text-style-name="P13" draw:layer="layout" svg:x1="7.515cm" svg:y1="7.443cm" svg:x2="6.707cm" svg:y2="10.061cm">
          <text:p/>
        </draw:line>
        <draw:line draw:style-name="gr4" draw:text-style-name="P13" draw:layer="layout" svg:x1="7.515cm" svg:y1="7.443cm" svg:x2="7.977cm" svg:y2="10.061cm">
          <text:p/>
        </draw:line>
        <draw:line draw:style-name="gr4" draw:text-style-name="P13" draw:layer="layout" svg:x1="9.599cm" svg:y1="7.562cm" svg:x2="8.907cm" svg:y2="10.86cm">
          <text:p/>
        </draw:line>
        <draw:line draw:style-name="gr4" draw:text-style-name="P13" draw:layer="layout" svg:x1="9.599cm" svg:y1="7.562cm" svg:x2="10.177cm" svg:y2="10.86cm">
          <text:p/>
        </draw:line>
        <draw:frame draw:style-name="gr7" draw:text-style-name="P17" draw:layer="layout" svg:width="2.486cm" svg:height="1.039cm" svg:x="8.005cm" svg:y="10.73cm">
          <draw:text-box>
            <text:p text:style-name="P3"><text:span text:style-name="T7">(2, 1, 1)</text:span></text:p>
          </draw:text-box>
        </draw:frame>
        <draw:frame draw:style-name="gr5" draw:text-style-name="P17" draw:layer="layout" svg:width="2.034cm" svg:height="0.645cm" svg:x="5.84cm" svg:y="9.936cm">
          <draw:text-box>
            <text:p text:style-name="P3"><text:span text:style-name="T7">(9, 1, 1)</text:span></text:p>
          </draw:text-box>
        </draw:frame>
        <draw:frame draw:style-name="gr5" draw:text-style-name="P17" draw:layer="layout" svg:width="2.034cm" svg:height="0.645cm" svg:x="9.64cm" svg:y="10.737cm">
          <draw:text-box>
            <text:p text:style-name="P3"><text:span text:style-name="T7">(0, 1, 7)</text:span></text:p>
          </draw:text-box>
        </draw:frame>
        <draw:frame draw:style-name="gr5" draw:text-style-name="P17" draw:layer="layout" svg:width="1.778cm" svg:height="0.645cm" svg:x="3.164cm" svg:y="7.086cm">
          <draw:text-box>
            <text:p text:style-name="P3"><text:span text:style-name="T7">(7, 1, 2)</text:span></text:p>
          </draw:text-box>
        </draw:frame>
        <draw:frame draw:style-name="gr7" draw:text-style-name="P17" draw:layer="layout" svg:width="2.486cm" svg:height="1.039cm" svg:x="5.34cm" svg:y="7.035cm">
          <draw:text-box>
            <text:p text:style-name="P3"><text:span text:style-name="T7">(9, 4, 3)</text:span></text:p>
          </draw:text-box>
        </draw:frame>
        <draw:frame draw:style-name="gr7" draw:text-style-name="P17" draw:layer="layout" svg:width="2.486cm" svg:height="1.039cm" svg:x="3.94cm" svg:y="4.536cm">
          <draw:text-box>
            <text:p text:style-name="P3"><text:span text:style-name="T7">(9, 4, 3)</text:span></text:p>
          </draw:text-box>
        </draw:frame>
        <draw:frame draw:style-name="gr5" draw:text-style-name="P17" draw:layer="layout" svg:width="2.034cm" svg:height="0.645cm" svg:x="9.44cm" svg:y="7.238cm">
          <draw:text-box>
            <text:p text:style-name="P3"><text:span text:style-name="T7">(0, 1, 7)</text:span></text:p>
          </draw:text-box>
        </draw:frame>
        <draw:frame draw:style-name="gr5" draw:text-style-name="P17" draw:layer="layout" svg:width="1.778cm" svg:height="0.645cm" svg:x="7.429cm" svg:y="7.182cm">
          <draw:text-box>
            <text:p text:style-name="P3"><text:span text:style-name="T7">(7, 3, 2)</text:span></text:p>
          </draw:text-box>
        </draw:frame>
        <draw:frame draw:style-name="gr5" draw:text-style-name="P17" draw:layer="layout" svg:width="1.778cm" svg:height="0.645cm" svg:x="7.729cm" svg:y="4.383cm">
          <draw:text-box>
            <text:p text:style-name="P3"><text:span text:style-name="T7">(7, 3, 2)</text:span></text:p>
          </draw:text-box>
        </draw:frame>
        <draw:frame draw:style-name="gr8" draw:text-style-name="P19" draw:layer="layout" svg:width="1.778cm" svg:height="0.763cm" svg:x="4.829cm" svg:y="2.884cm">
          <draw:text-box>
            <text:p text:style-name="P18"><text:span text:style-name="T8">8</text:span></text:p>
          </draw:text-box>
        </draw:frame>
        <draw:line draw:style-name="gr4" draw:text-style-name="P2" draw:layer="layout" svg:x1="12.816cm" svg:y1="3.004cm" svg:x2="12.716cm" svg:y2="4.572cm">
          <text:p/>
        </draw:line>
        <draw:frame draw:style-name="gr9" draw:text-style-name="P15" draw:layer="layout" svg:width="1.778cm" svg:height="0.645cm" svg:x="11.844cm" svg:y="3.556cm">
          <draw:text-box>
            <text:p text:style-name="P14"><text:span text:style-name="T6">1.0</text:span></text:p>
          </draw:text-box>
        </draw:frame>
        <draw:line draw:style-name="gr4" draw:text-style-name="P20" draw:layer="layout" svg:x1="12.681cm" svg:y1="4.444cm" svg:x2="11.873cm" svg:y2="7.062cm">
          <text:p/>
        </draw:line>
        <draw:line draw:style-name="gr4" draw:text-style-name="P20" draw:layer="layout" svg:x1="12.681cm" svg:y1="4.444cm" svg:x2="13.965cm" svg:y2="7.062cm">
          <text:p/>
        </draw:line>
        <draw:frame draw:style-name="gr5" draw:text-style-name="P22" draw:layer="layout" svg:width="1.778cm" svg:height="0.645cm" svg:x="11.895cm" svg:y="9.381cm">
          <draw:text-box>
            <text:p text:style-name="P21"><text:span text:style-name="T7">(6, 3, 2)</text:span></text:p>
          </draw:text-box>
        </draw:frame>
        <draw:line draw:style-name="gr4" draw:text-style-name="P20" draw:layer="layout" svg:x1="11.881cm" svg:y1="6.943cm" svg:x2="11.073cm" svg:y2="9.561cm">
          <text:p/>
        </draw:line>
        <draw:line draw:style-name="gr4" draw:text-style-name="P20" draw:layer="layout" svg:x1="11.881cm" svg:y1="6.943cm" svg:x2="12.343cm" svg:y2="9.561cm">
          <text:p/>
        </draw:line>
        <draw:line draw:style-name="gr4" draw:text-style-name="P23" draw:layer="layout" svg:x1="13.965cm" svg:y1="7.062cm" svg:x2="13.273cm" svg:y2="10.36cm">
          <text:p/>
        </draw:line>
        <draw:line draw:style-name="gr4" draw:text-style-name="P23" draw:layer="layout" svg:x1="13.965cm" svg:y1="7.062cm" svg:x2="14.543cm" svg:y2="10.36cm">
          <text:p/>
        </draw:line>
        <draw:frame draw:style-name="gr7" draw:text-style-name="P24" draw:layer="layout" svg:width="2.486cm" svg:height="1.039cm" svg:x="12.371cm" svg:y="10.23cm">
          <draw:text-box>
            <text:p text:style-name="P5"><text:span text:style-name="T7">(5, 1, 3)</text:span></text:p>
          </draw:text-box>
        </draw:frame>
        <draw:frame draw:style-name="gr5" draw:text-style-name="P24" draw:layer="layout" svg:width="2.034cm" svg:height="0.645cm" svg:x="13.154cm" svg:y="6.237cm">
          <draw:text-box>
            <text:p text:style-name="P5"><text:span text:style-name="T7">(5, 1, 3)</text:span></text:p>
          </draw:text-box>
        </draw:frame>
        <draw:frame draw:style-name="gr5" draw:text-style-name="P22" draw:layer="layout" svg:width="1.778cm" svg:height="0.645cm" svg:x="11.795cm" svg:y="6.682cm">
          <draw:text-box>
            <text:p text:style-name="P21"><text:span text:style-name="T7">(6, 3, 2)</text:span></text:p>
          </draw:text-box>
        </draw:frame>
        <draw:frame draw:style-name="gr5" draw:text-style-name="P22" draw:layer="layout" svg:width="1.778cm" svg:height="0.645cm" svg:x="10.995cm" svg:y="4.283cm">
          <draw:text-box>
            <text:p text:style-name="P21"><text:span text:style-name="T7">(6, 3, 2)</text:span></text:p>
          </draw:text-box>
        </draw:frame>
        <draw:frame draw:style-name="gr5" draw:text-style-name="P22" draw:layer="layout" svg:width="2.486cm" svg:height="0.645cm" svg:x="14.271cm" svg:y="10.231cm">
          <draw:text-box>
            <text:p text:style-name="P25">(1, 1, 1)</text:p>
          </draw:text-box>
        </draw:frame>
        <draw:frame draw:style-name="gr5" draw:text-style-name="P22" draw:layer="layout" svg:width="2.034cm" svg:height="0.645cm" svg:x="10.14cm" svg:y="9.538cm">
          <draw:text-box>
            <text:p text:style-name="P25">(3, 7, 1)</text:p>
          </draw:text-box>
        </draw:frame>
        <draw:line draw:style-name="gr4" draw:text-style-name="P2" draw:layer="layout" svg:x1="16.181cm" svg:y1="4.044cm" svg:x2="15.373cm" svg:y2="6.662cm">
          <text:p/>
        </draw:line>
        <draw:line draw:style-name="gr4" draw:text-style-name="P2" draw:layer="layout" svg:x1="16.181cm" svg:y1="4.044cm" svg:x2="17.465cm" svg:y2="6.662cm">
          <text:p/>
        </draw:line>
        <draw:frame draw:style-name="gr5" draw:text-style-name="P27" draw:layer="layout" svg:width="1.778cm" svg:height="0.645cm" svg:x="15.395cm" svg:y="8.981cm">
          <draw:text-box>
            <text:p text:style-name="P26">(6, 6, 6)</text:p>
          </draw:text-box>
        </draw:frame>
        <draw:line draw:style-name="gr4" draw:text-style-name="P23" draw:layer="layout" svg:x1="15.381cm" svg:y1="6.543cm" svg:x2="14.573cm" svg:y2="9.161cm">
          <text:p/>
        </draw:line>
        <draw:line draw:style-name="gr4" draw:text-style-name="P23" draw:layer="layout" svg:x1="15.381cm" svg:y1="6.543cm" svg:x2="15.843cm" svg:y2="9.161cm">
          <text:p/>
        </draw:line>
        <draw:line draw:style-name="gr4" draw:text-style-name="P2" draw:layer="layout" svg:x1="17.465cm" svg:y1="6.662cm" svg:x2="16.773cm" svg:y2="9.96cm">
          <text:p/>
        </draw:line>
        <draw:line draw:style-name="gr4" draw:text-style-name="P2" draw:layer="layout" svg:x1="17.465cm" svg:y1="6.662cm" svg:x2="18.034cm" svg:y2="10.668cm">
          <text:p/>
        </draw:line>
        <draw:frame draw:style-name="gr7" draw:text-style-name="P27" draw:layer="layout" svg:width="2.486cm" svg:height="1.039cm" svg:x="15.871cm" svg:y="9.83cm">
          <draw:text-box>
            <text:p text:style-name="P7"><text:span text:style-name="T7">(1, 9, 2)</text:span></text:p>
          </draw:text-box>
        </draw:frame>
        <draw:frame draw:style-name="gr5" draw:text-style-name="P27" draw:layer="layout" svg:width="2.034cm" svg:height="0.645cm" svg:x="17.506cm" svg:y="6.338cm">
          <draw:text-box>
            <text:p text:style-name="P7"><text:span text:style-name="T9">(9, 5, 5)</text:span></text:p>
          </draw:text-box>
        </draw:frame>
        <draw:frame draw:style-name="gr5" draw:text-style-name="P27" draw:layer="layout" svg:width="1.778cm" svg:height="0.645cm" svg:x="15.295cm" svg:y="6.282cm">
          <draw:text-box>
            <text:p text:style-name="P26">(6, 6, 6)</text:p>
          </draw:text-box>
        </draw:frame>
        <draw:frame draw:style-name="gr5" draw:text-style-name="P27" draw:layer="layout" svg:width="1.778cm" svg:height="0.645cm" svg:x="14.578cm" svg:y="4.044cm">
          <draw:text-box>
            <text:p text:style-name="P7"><text:span text:style-name="T7">(6, 6, 6)</text:span></text:p>
          </draw:text-box>
        </draw:frame>
        <draw:frame draw:style-name="gr5" draw:text-style-name="P27" draw:layer="layout" svg:width="2.034cm" svg:height="0.645cm" svg:x="13.968cm" svg:y="9.036cm">
          <draw:text-box>
            <text:p text:style-name="P26">(3, 2, 3)</text:p>
          </draw:text-box>
        </draw:frame>
        <draw:line draw:style-name="gr4" draw:text-style-name="P28" draw:layer="layout" svg:x1="24.681cm" svg:y1="4.244cm" svg:x2="25.965cm" svg:y2="6.862cm">
          <text:p/>
        </draw:line>
        <draw:line draw:style-name="gr4" draw:text-style-name="P28" draw:layer="layout" svg:x1="25.965cm" svg:y1="6.862cm" svg:x2="26.543cm" svg:y2="10.16cm">
          <text:p/>
        </draw:line>
        <draw:frame draw:style-name="gr5" draw:text-style-name="P30" draw:layer="layout" svg:width="2.034cm" svg:height="0.645cm" svg:x="26.006cm" svg:y="6.538cm">
          <draw:text-box>
            <text:p text:style-name="P29"><text:span text:style-name="T7">(2, 1, 1)</text:span></text:p>
          </draw:text-box>
        </draw:frame>
        <draw:frame draw:style-name="gr5" draw:text-style-name="P30" draw:layer="layout" svg:width="1.778cm" svg:height="0.645cm" svg:x="25.146cm" svg:y="4.181cm">
          <draw:text-box>
            <text:p text:style-name="P29"><text:span text:style-name="T7">(2, 1, 1)</text:span></text:p>
          </draw:text-box>
        </draw:frame>
        <draw:frame draw:style-name="gr5" draw:text-style-name="P27" draw:layer="layout" svg:width="2.034cm" svg:height="0.645cm" svg:x="17.24cm" svg:y="10.639cm">
          <draw:text-box>
            <text:p text:style-name="P26">(9, 5, 5)</text:p>
          </draw:text-box>
        </draw:frame>
        <draw:frame draw:style-name="gr5" draw:text-style-name="P30" draw:layer="layout" svg:width="2.034cm" svg:height="0.645cm" svg:x="26.04cm" svg:y="10.04cm">
          <draw:text-box>
            <text:p text:style-name="P29"><text:span text:style-name="T7">(2, </text:span><text:span text:style-name="T7">1, </text:span><text:span text:style-name="T7">1)</text:span></text:p>
          </draw:text-box>
        </draw:frame>
        <draw:frame draw:style-name="gr5" draw:text-style-name="P32" draw:layer="layout" svg:width="1.778cm" svg:height="0.806cm" svg:x="12.129cm" svg:y="2.585cm">
          <draw:text-box>
            <text:p text:style-name="P31"><text:span text:style-name="T10">6</text:span></text:p>
          </draw:text-box>
        </draw:frame>
        <draw:line draw:style-name="gr4" draw:text-style-name="P33" draw:layer="layout" svg:x1="22.281cm" svg:y1="5.044cm" svg:x2="21.473cm" svg:y2="7.662cm">
          <text:p/>
        </draw:line>
        <draw:line draw:style-name="gr4" draw:text-style-name="P33" draw:layer="layout" svg:x1="22.281cm" svg:y1="5.044cm" svg:x2="23.565cm" svg:y2="7.662cm">
          <text:p/>
        </draw:line>
        <draw:frame draw:style-name="gr5" draw:text-style-name="P34" draw:layer="layout" svg:width="1.778cm" svg:height="0.645cm" svg:x="21.495cm" svg:y="9.981cm">
          <draw:text-box>
            <text:p text:style-name="P9"><text:span text:style-name="T7">(2, 9, 2)</text:span></text:p>
          </draw:text-box>
        </draw:frame>
        <draw:line draw:style-name="gr4" draw:text-style-name="P33" draw:layer="layout" svg:x1="21.481cm" svg:y1="7.543cm" svg:x2="20.673cm" svg:y2="10.161cm">
          <text:p/>
        </draw:line>
        <draw:line draw:style-name="gr4" draw:text-style-name="P33" draw:layer="layout" svg:x1="21.481cm" svg:y1="7.543cm" svg:x2="21.943cm" svg:y2="10.161cm">
          <text:p/>
        </draw:line>
        <draw:line draw:style-name="gr4" draw:text-style-name="P33" draw:layer="layout" svg:x1="23.565cm" svg:y1="7.662cm" svg:x2="22.873cm" svg:y2="10.96cm">
          <text:p/>
        </draw:line>
        <draw:line draw:style-name="gr4" draw:text-style-name="P33" draw:layer="layout" svg:x1="23.565cm" svg:y1="7.662cm" svg:x2="24.143cm" svg:y2="10.96cm">
          <text:p/>
        </draw:line>
        <draw:frame draw:style-name="gr7" draw:text-style-name="P34" draw:layer="layout" svg:width="2.486cm" svg:height="1.039cm" svg:x="21.971cm" svg:y="10.83cm">
          <draw:text-box>
            <text:p text:style-name="P9"><text:span text:style-name="T7">(1, 1, 6)</text:span></text:p>
          </draw:text-box>
        </draw:frame>
        <draw:frame draw:style-name="gr5" draw:text-style-name="P34" draw:layer="layout" svg:width="2.034cm" svg:height="0.645cm" svg:x="23.606cm" svg:y="7.338cm">
          <draw:text-box>
            <text:p text:style-name="P9"><text:span text:style-name="T7">(1, 1, 6)</text:span></text:p>
          </draw:text-box>
        </draw:frame>
        <draw:frame draw:style-name="gr5" draw:text-style-name="P34" draw:layer="layout" svg:width="1.778cm" svg:height="0.645cm" svg:x="21.395cm" svg:y="7.282cm">
          <draw:text-box>
            <text:p text:style-name="P9"><text:span text:style-name="T7">(0, 0, 8)</text:span></text:p>
          </draw:text-box>
        </draw:frame>
        <draw:frame draw:style-name="gr5" draw:text-style-name="P34" draw:layer="layout" svg:width="1.778cm" svg:height="0.645cm" svg:x="22.395cm" svg:y="4.583cm">
          <draw:text-box>
            <text:p text:style-name="P9"><text:span text:style-name="T7">(1, 1, 6)</text:span></text:p>
          </draw:text-box>
        </draw:frame>
        <draw:frame draw:style-name="gr5" draw:text-style-name="P34" draw:layer="layout" svg:width="2.034cm" svg:height="0.645cm" svg:x="20.04cm" svg:y="10.038cm">
          <draw:text-box>
            <text:p text:style-name="P9"><text:span text:style-name="T7">(0, 0, 8)</text:span></text:p>
          </draw:text-box>
        </draw:frame>
        <draw:frame draw:style-name="gr5" draw:text-style-name="P34" draw:layer="layout" svg:width="2.034cm" svg:height="0.645cm" svg:x="23.64cm" svg:y="10.84cm">
          <draw:text-box>
            <text:p text:style-name="P9"><text:span text:style-name="T7">(9, 1, 4)</text:span></text:p>
          </draw:text-box>
        </draw:frame>
        <draw:line draw:style-name="gr4" draw:text-style-name="P2" draw:layer="layout" svg:x1="22.416cm" svg:y1="3.504cm" svg:x2="22.316cm" svg:y2="5.072cm">
          <text:p/>
        </draw:line>
        <draw:frame draw:style-name="gr9" draw:text-style-name="P16" draw:layer="layout" svg:width="1.778cm" svg:height="0.645cm" svg:x="21.444cm" svg:y="4.056cm">
          <draw:text-box>
            <text:p><text:span text:style-name="T7">1.0</text:span></text:p>
          </draw:text-box>
        </draw:frame>
        <draw:line draw:style-name="gr4" draw:text-style-name="P2" draw:layer="layout" svg:x1="24.716cm" svg:y1="2.804cm" svg:x2="24.616cm" svg:y2="4.372cm">
          <text:p/>
        </draw:line>
        <draw:frame draw:style-name="gr9" draw:text-style-name="P16" draw:layer="layout" svg:width="1.778cm" svg:height="0.645cm" svg:x="23.744cm" svg:y="3.356cm">
          <draw:text-box>
            <text:p><text:span text:style-name="T7">1.0</text:span></text:p>
          </draw:text-box>
        </draw:frame>
        <draw:frame draw:style-name="gr5" draw:text-style-name="P36" draw:layer="layout" svg:width="1.778cm" svg:height="0.806cm" svg:x="16.429cm" svg:y="2.585cm">
          <draw:text-box>
            <text:p text:style-name="P35"><text:span text:style-name="T11">6</text:span></text:p>
          </draw:text-box>
        </draw:frame>
        <draw:frame draw:style-name="gr10" draw:text-style-name="P38" draw:layer="layout" svg:width="1.778cm" svg:height="0.806cm" svg:x="22.329cm" svg:y="2.985cm">
          <draw:text-box>
            <text:p text:style-name="P37"><text:span text:style-name="T10">1</text:span></text:p>
          </draw:text-box>
        </draw:frame>
        <draw:frame draw:style-name="gr11" draw:text-style-name="P40" draw:layer="layout" svg:width="1.778cm" svg:height="0.806cm" svg:x="24.629cm" svg:y="2.385cm">
          <draw:text-box>
            <text:p text:style-name="P39"><text:span text:style-name="T10">2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3" draw:text-style-name="P1" draw:layer="layout" svg:width="1.016cm" svg:height="1.016cm" svg:x="16.662cm" svg:y="0.72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6.805cm" svg:y1="1.624cm" svg:x2="12.816cm" svg:y2="3.048cm">
          <text:p/>
        </draw:line>
        <draw:line draw:style-name="gr14" draw:text-style-name="P2" draw:layer="layout" svg:x1="17.17cm" svg:y1="1.74cm" svg:x2="17.17cm" svg:y2="3.01cm">
          <text:p/>
        </draw:line>
        <draw:line draw:style-name="gr14" draw:text-style-name="P2" draw:layer="layout" svg:x1="17.624cm" svg:y1="1.486cm" svg:x2="22.329cm" svg:y2="3.504cm">
          <text:p/>
        </draw:line>
        <draw:line draw:style-name="gr14" draw:text-style-name="P2" draw:layer="layout" svg:x1="17.609cm" svg:y1="0.978cm" svg:x2="24.616cm" svg:y2="2.804cm">
          <text:p/>
        </draw:line>
        <draw:line draw:style-name="gr14" draw:text-style-name="P2" draw:layer="layout" svg:x1="16.662cm" svg:y1="1.016cm" svg:x2="5.12cm" svg:y2="3.556cm">
          <text:p/>
        </draw:line>
        <draw:frame draw:style-name="gr15" draw:text-style-name="P4" draw:layer="layout" svg:width="2.54cm" svg:height="0.962cm" svg:x="8.89cm" svg:y="1.832cm">
          <draw:text-box>
            <text:p text:style-name="P3"><text:span text:style-name="T1">Op1</text:span></text:p>
          </draw:text-box>
        </draw:frame>
        <draw:frame draw:style-name="gr15" draw:text-style-name="P6" draw:layer="layout" svg:width="2.54cm" svg:height="0.962cm" svg:x="14.122cm" svg:y="1.578cm">
          <draw:text-box>
            <text:p text:style-name="P5"><text:span text:style-name="T2">Op2</text:span></text:p>
          </draw:text-box>
        </draw:frame>
        <draw:frame draw:style-name="gr15" draw:text-style-name="P8" draw:layer="layout" svg:width="2.54cm" svg:height="0.962cm" svg:x="16.916cm" svg:y="1.994cm">
          <draw:text-box>
            <text:p text:style-name="P7"><text:span text:style-name="T3">Op3</text:span></text:p>
          </draw:text-box>
        </draw:frame>
        <draw:frame draw:style-name="gr15" draw:text-style-name="P10" draw:layer="layout" svg:width="2.54cm" svg:height="0.962cm" svg:x="19.456cm" svg:y="1.74cm">
          <draw:text-box>
            <text:p text:style-name="P9"><text:span text:style-name="T4">Op4</text:span></text:p>
          </draw:text-box>
        </draw:frame>
        <draw:frame draw:style-name="gr15" draw:text-style-name="P12" draw:layer="layout" svg:width="2.54cm" svg:height="0.962cm" svg:x="20.726cm" svg:y="0.978cm">
          <draw:text-box>
            <text:p text:style-name="P11"><text:span text:style-name="T5">Op5</text:span></text:p>
          </draw:text-box>
        </draw:frame>
        <draw:line draw:style-name="gr16" draw:text-style-name="P13" draw:layer="layout" svg:x1="5.12cm" svg:y1="3.556cm" svg:x2="4.004cm" svg:y2="4.826cm">
          <text:p/>
        </draw:line>
        <draw:line draw:style-name="gr16" draw:text-style-name="P13" draw:layer="layout" svg:x1="5.12cm" svg:y1="3.556cm" svg:x2="8.315cm" svg:y2="5.08cm">
          <text:p/>
        </draw:line>
        <draw:line draw:style-name="gr16" draw:text-style-name="P2" draw:layer="layout" svg:x1="17.216cm" svg:y1="2.904cm" svg:x2="16.1cm" svg:y2="4.174cm">
          <text:p/>
        </draw:line>
        <draw:frame draw:style-name="gr17" draw:text-style-name="P15" draw:layer="layout" svg:width="1.778cm" svg:height="0.645cm" svg:x="3.704cm" svg:y="3.842cm">
          <draw:text-box>
            <text:p text:style-name="P14"><text:span text:style-name="T6">0.5</text:span></text:p>
          </draw:text-box>
        </draw:frame>
        <draw:frame draw:style-name="gr17" draw:text-style-name="P15" draw:layer="layout" svg:width="1.778cm" svg:height="0.645cm" svg:x="6.604cm" svg:y="3.81cm">
          <draw:text-box>
            <text:p text:style-name="P14"><text:span text:style-name="T6">0.5</text:span></text:p>
          </draw:text-box>
        </draw:frame>
        <draw:frame draw:style-name="gr17" draw:text-style-name="P16" draw:layer="layout" svg:width="1.778cm" svg:height="0.645cm" svg:x="16.144cm" svg:y="3.469cm">
          <draw:text-box>
            <text:p><text:span text:style-name="T7">1.0</text:span></text:p>
          </draw:text-box>
        </draw:frame>
        <draw:line draw:style-name="gr16" draw:text-style-name="P13" draw:layer="layout" svg:x1="4.05cm" svg:y1="4.748cm" svg:x2="3.242cm" svg:y2="7.366cm">
          <text:p/>
        </draw:line>
        <draw:line draw:style-name="gr16" draw:text-style-name="P13" draw:layer="layout" svg:x1="4.05cm" svg:y1="4.748cm" svg:x2="5.334cm" svg:y2="7.366cm">
          <text:p/>
        </draw:line>
        <draw:custom-shape draw:style-name="gr13" draw:text-style-name="P1" draw:layer="layout" svg:width="1.016cm" svg:height="1.016cm" svg:x="1.464cm" svg:y="4.3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16cm" svg:height="1.016cm" svg:x="1.348cm" svg:y="6.5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54cm" svg:height="1.016cm" svg:x="0.702cm" svg:y="2.794cm">
          <text:p text:style-name="P1">Chance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.778cm" svg:height="0.645cm" svg:x="3.264cm" svg:y="9.785cm">
          <draw:text-box>
            <text:p text:style-name="P3"><text:span text:style-name="T7">(7, 1, 2)</text:span></text:p>
          </draw:text-box>
        </draw:frame>
        <draw:line draw:style-name="gr16" draw:text-style-name="P13" draw:layer="layout" svg:x1="3.25cm" svg:y1="7.247cm" svg:x2="2.442cm" svg:y2="9.865cm">
          <text:p/>
        </draw:line>
        <draw:line draw:style-name="gr16" draw:text-style-name="P13" draw:layer="layout" svg:x1="3.25cm" svg:y1="7.247cm" svg:x2="3.712cm" svg:y2="9.865cm">
          <text:p/>
        </draw:line>
        <draw:frame draw:style-name="gr19" draw:text-style-name="P17" draw:layer="layout" svg:width="2.486cm" svg:height="1.039cm" svg:x="1.54cm" svg:y="9.735cm">
          <draw:text-box>
            <text:p text:style-name="P3"><text:span text:style-name="T7">(9, 1, 1)</text:span></text:p>
          </draw:text-box>
        </draw:frame>
        <draw:line draw:style-name="gr16" draw:text-style-name="P13" draw:layer="layout" svg:x1="5.334cm" svg:y1="7.366cm" svg:x2="4.642cm" svg:y2="10.664cm">
          <text:p/>
        </draw:line>
        <draw:line draw:style-name="gr16" draw:text-style-name="P13" draw:layer="layout" svg:x1="5.334cm" svg:y1="7.366cm" svg:x2="5.912cm" svg:y2="10.664cm">
          <text:p/>
        </draw:line>
        <draw:frame draw:style-name="gr19" draw:text-style-name="P17" draw:layer="layout" svg:width="2.486cm" svg:height="1.039cm" svg:x="3.74cm" svg:y="10.534cm">
          <draw:text-box>
            <text:p text:style-name="P3"><text:span text:style-name="T7">(9, 4, 3)</text:span></text:p>
          </draw:text-box>
        </draw:frame>
        <draw:frame draw:style-name="gr19" draw:text-style-name="P17" draw:layer="layout" svg:width="2.486cm" svg:height="1.039cm" svg:x="5.44cm" svg:y="10.535cm">
          <draw:text-box>
            <text:p text:style-name="P3"><text:span text:style-name="T7">(1, 9, 1)</text:span></text:p>
          </draw:text-box>
        </draw:frame>
        <draw:line draw:style-name="gr16" draw:text-style-name="P13" draw:layer="layout" svg:x1="8.315cm" svg:y1="4.944cm" svg:x2="7.507cm" svg:y2="7.562cm">
          <text:p/>
        </draw:line>
        <draw:line draw:style-name="gr16" draw:text-style-name="P13" draw:layer="layout" svg:x1="8.315cm" svg:y1="4.944cm" svg:x2="9.599cm" svg:y2="7.562cm">
          <text:p/>
        </draw:line>
        <draw:frame draw:style-name="gr17" draw:text-style-name="P17" draw:layer="layout" svg:width="1.778cm" svg:height="0.645cm" svg:x="7.529cm" svg:y="9.881cm">
          <draw:text-box>
            <text:p text:style-name="P3"><text:span text:style-name="T7">(7, 3, 2)</text:span></text:p>
          </draw:text-box>
        </draw:frame>
        <draw:line draw:style-name="gr16" draw:text-style-name="P13" draw:layer="layout" svg:x1="7.515cm" svg:y1="7.443cm" svg:x2="6.707cm" svg:y2="10.061cm">
          <text:p/>
        </draw:line>
        <draw:line draw:style-name="gr16" draw:text-style-name="P13" draw:layer="layout" svg:x1="7.515cm" svg:y1="7.443cm" svg:x2="7.977cm" svg:y2="10.061cm">
          <text:p/>
        </draw:line>
        <draw:line draw:style-name="gr16" draw:text-style-name="P13" draw:layer="layout" svg:x1="9.599cm" svg:y1="7.562cm" svg:x2="8.907cm" svg:y2="10.86cm">
          <text:p/>
        </draw:line>
        <draw:line draw:style-name="gr16" draw:text-style-name="P13" draw:layer="layout" svg:x1="9.599cm" svg:y1="7.562cm" svg:x2="10.177cm" svg:y2="10.86cm">
          <text:p/>
        </draw:line>
        <draw:frame draw:style-name="gr19" draw:text-style-name="P17" draw:layer="layout" svg:width="2.486cm" svg:height="1.039cm" svg:x="8.005cm" svg:y="10.73cm">
          <draw:text-box>
            <text:p text:style-name="P3"><text:span text:style-name="T7">(2, 1, 1)</text:span></text:p>
          </draw:text-box>
        </draw:frame>
        <draw:frame draw:style-name="gr17" draw:text-style-name="P17" draw:layer="layout" svg:width="2.034cm" svg:height="0.645cm" svg:x="5.84cm" svg:y="9.936cm">
          <draw:text-box>
            <text:p text:style-name="P3"><text:span text:style-name="T7">(9, 1, 1)</text:span></text:p>
          </draw:text-box>
        </draw:frame>
        <draw:frame draw:style-name="gr17" draw:text-style-name="P17" draw:layer="layout" svg:width="2.034cm" svg:height="0.645cm" svg:x="9.64cm" svg:y="10.737cm">
          <draw:text-box>
            <text:p text:style-name="P3"><text:span text:style-name="T7">(0, 1, 7)</text:span></text:p>
          </draw:text-box>
        </draw:frame>
        <draw:frame draw:style-name="gr17" draw:text-style-name="P17" draw:layer="layout" svg:width="1.778cm" svg:height="0.645cm" svg:x="3.164cm" svg:y="7.086cm">
          <draw:text-box>
            <text:p text:style-name="P3"><text:span text:style-name="T7">(7, 1, 2)</text:span></text:p>
          </draw:text-box>
        </draw:frame>
        <draw:frame draw:style-name="gr19" draw:text-style-name="P17" draw:layer="layout" svg:width="2.486cm" svg:height="1.039cm" svg:x="5.34cm" svg:y="7.035cm">
          <draw:text-box>
            <text:p text:style-name="P3"><text:span text:style-name="T7">(1, 9, 1)</text:span></text:p>
          </draw:text-box>
        </draw:frame>
        <draw:frame draw:style-name="gr19" draw:text-style-name="P17" draw:layer="layout" svg:width="2.486cm" svg:height="1.039cm" svg:x="3.94cm" svg:y="4.536cm">
          <draw:text-box>
            <text:p text:style-name="P3"><text:span text:style-name="T7">(1, 9, 1)</text:span></text:p>
          </draw:text-box>
        </draw:frame>
        <draw:frame draw:style-name="gr17" draw:text-style-name="P17" draw:layer="layout" svg:width="2.034cm" svg:height="0.645cm" svg:x="9.44cm" svg:y="7.238cm">
          <draw:text-box>
            <text:p text:style-name="P3"><text:span text:style-name="T7">(0, 1, 7)</text:span></text:p>
          </draw:text-box>
        </draw:frame>
        <draw:frame draw:style-name="gr17" draw:text-style-name="P17" draw:layer="layout" svg:width="1.778cm" svg:height="0.645cm" svg:x="7.429cm" svg:y="7.182cm">
          <draw:text-box>
            <text:p text:style-name="P3"><text:span text:style-name="T7">(7, 3, 2)</text:span></text:p>
          </draw:text-box>
        </draw:frame>
        <draw:frame draw:style-name="gr17" draw:text-style-name="P17" draw:layer="layout" svg:width="1.778cm" svg:height="0.645cm" svg:x="7.729cm" svg:y="4.383cm">
          <draw:text-box>
            <text:p text:style-name="P3"><text:span text:style-name="T7">(0, 1, 7)</text:span></text:p>
          </draw:text-box>
        </draw:frame>
        <draw:frame draw:style-name="gr20" draw:text-style-name="P19" draw:layer="layout" svg:width="1.778cm" svg:height="0.763cm" svg:x="4.829cm" svg:y="2.884cm">
          <draw:text-box>
            <text:p text:style-name="P18"><text:span text:style-name="T8">1</text:span></text:p>
          </draw:text-box>
        </draw:frame>
        <draw:line draw:style-name="gr16" draw:text-style-name="P2" draw:layer="layout" svg:x1="12.816cm" svg:y1="3.004cm" svg:x2="12.716cm" svg:y2="4.572cm">
          <text:p/>
        </draw:line>
        <draw:frame draw:style-name="gr21" draw:text-style-name="P15" draw:layer="layout" svg:width="1.778cm" svg:height="0.645cm" svg:x="11.844cm" svg:y="3.556cm">
          <draw:text-box>
            <text:p text:style-name="P14"><text:span text:style-name="T6">1.0</text:span></text:p>
          </draw:text-box>
        </draw:frame>
        <draw:line draw:style-name="gr16" draw:text-style-name="P20" draw:layer="layout" svg:x1="12.681cm" svg:y1="4.444cm" svg:x2="11.873cm" svg:y2="7.062cm">
          <text:p/>
        </draw:line>
        <draw:line draw:style-name="gr16" draw:text-style-name="P20" draw:layer="layout" svg:x1="12.681cm" svg:y1="4.444cm" svg:x2="13.965cm" svg:y2="7.062cm">
          <text:p/>
        </draw:line>
        <draw:frame draw:style-name="gr17" draw:text-style-name="P22" draw:layer="layout" svg:width="1.778cm" svg:height="0.645cm" svg:x="11.895cm" svg:y="9.381cm">
          <draw:text-box>
            <text:p text:style-name="P21"><text:span text:style-name="T7">(6, 3, 2)</text:span></text:p>
          </draw:text-box>
        </draw:frame>
        <draw:line draw:style-name="gr16" draw:text-style-name="P20" draw:layer="layout" svg:x1="11.881cm" svg:y1="6.943cm" svg:x2="11.073cm" svg:y2="9.561cm">
          <text:p/>
        </draw:line>
        <draw:line draw:style-name="gr16" draw:text-style-name="P20" draw:layer="layout" svg:x1="11.881cm" svg:y1="6.943cm" svg:x2="12.343cm" svg:y2="9.561cm">
          <text:p/>
        </draw:line>
        <draw:line draw:style-name="gr16" draw:text-style-name="P23" draw:layer="layout" svg:x1="13.965cm" svg:y1="7.062cm" svg:x2="13.273cm" svg:y2="10.36cm">
          <text:p/>
        </draw:line>
        <draw:line draw:style-name="gr16" draw:text-style-name="P23" draw:layer="layout" svg:x1="13.965cm" svg:y1="7.062cm" svg:x2="14.543cm" svg:y2="10.36cm">
          <text:p/>
        </draw:line>
        <draw:frame draw:style-name="gr19" draw:text-style-name="P24" draw:layer="layout" svg:width="2.486cm" svg:height="1.039cm" svg:x="12.371cm" svg:y="10.23cm">
          <draw:text-box>
            <text:p text:style-name="P5"><text:span text:style-name="T7">(5, 1, 3)</text:span></text:p>
          </draw:text-box>
        </draw:frame>
        <draw:frame draw:style-name="gr17" draw:text-style-name="P24" draw:layer="layout" svg:width="2.034cm" svg:height="0.645cm" svg:x="13.154cm" svg:y="6.237cm">
          <draw:text-box>
            <text:p text:style-name="P5"><text:span text:style-name="T7">(5, 1, 3)</text:span></text:p>
          </draw:text-box>
        </draw:frame>
        <draw:frame draw:style-name="gr17" draw:text-style-name="P22" draw:layer="layout" svg:width="1.778cm" svg:height="0.645cm" svg:x="11.795cm" svg:y="6.682cm">
          <draw:text-box>
            <text:p text:style-name="P21"><text:span text:style-name="T7">(3, 7, 1)</text:span></text:p>
          </draw:text-box>
        </draw:frame>
        <draw:frame draw:style-name="gr17" draw:text-style-name="P22" draw:layer="layout" svg:width="1.778cm" svg:height="0.645cm" svg:x="10.995cm" svg:y="4.283cm">
          <draw:text-box>
            <text:p text:style-name="P21"><text:span text:style-name="T7">(3, 7, 1)</text:span></text:p>
          </draw:text-box>
        </draw:frame>
        <draw:frame draw:style-name="gr17" draw:text-style-name="P22" draw:layer="layout" svg:width="2.486cm" svg:height="0.645cm" svg:x="14.271cm" svg:y="10.231cm">
          <draw:text-box>
            <text:p text:style-name="P25">(1, 1, 1)</text:p>
          </draw:text-box>
        </draw:frame>
        <draw:frame draw:style-name="gr17" draw:text-style-name="P22" draw:layer="layout" svg:width="2.034cm" svg:height="0.645cm" svg:x="10.14cm" svg:y="9.538cm">
          <draw:text-box>
            <text:p text:style-name="P25">(3, 7, 1)</text:p>
          </draw:text-box>
        </draw:frame>
        <draw:line draw:style-name="gr16" draw:text-style-name="P2" draw:layer="layout" svg:x1="16.181cm" svg:y1="4.044cm" svg:x2="15.373cm" svg:y2="6.662cm">
          <text:p/>
        </draw:line>
        <draw:line draw:style-name="gr16" draw:text-style-name="P2" draw:layer="layout" svg:x1="16.181cm" svg:y1="4.044cm" svg:x2="17.465cm" svg:y2="6.662cm">
          <text:p/>
        </draw:line>
        <draw:frame draw:style-name="gr17" draw:text-style-name="P27" draw:layer="layout" svg:width="1.778cm" svg:height="0.645cm" svg:x="15.395cm" svg:y="8.981cm">
          <draw:text-box>
            <text:p text:style-name="P26">(6, 6, 6)</text:p>
          </draw:text-box>
        </draw:frame>
        <draw:line draw:style-name="gr16" draw:text-style-name="P23" draw:layer="layout" svg:x1="15.381cm" svg:y1="6.543cm" svg:x2="14.573cm" svg:y2="9.161cm">
          <text:p/>
        </draw:line>
        <draw:line draw:style-name="gr16" draw:text-style-name="P23" draw:layer="layout" svg:x1="15.381cm" svg:y1="6.543cm" svg:x2="15.843cm" svg:y2="9.161cm">
          <text:p/>
        </draw:line>
        <draw:line draw:style-name="gr16" draw:text-style-name="P2" draw:layer="layout" svg:x1="17.465cm" svg:y1="6.662cm" svg:x2="16.773cm" svg:y2="9.96cm">
          <text:p/>
        </draw:line>
        <draw:line draw:style-name="gr16" draw:text-style-name="P2" draw:layer="layout" svg:x1="17.465cm" svg:y1="6.662cm" svg:x2="18.034cm" svg:y2="10.668cm">
          <text:p/>
        </draw:line>
        <draw:frame draw:style-name="gr19" draw:text-style-name="P27" draw:layer="layout" svg:width="2.486cm" svg:height="1.039cm" svg:x="15.871cm" svg:y="9.83cm">
          <draw:text-box>
            <text:p text:style-name="P7"><text:span text:style-name="T7">(1, 9, 2)</text:span></text:p>
          </draw:text-box>
        </draw:frame>
        <draw:frame draw:style-name="gr17" draw:text-style-name="P27" draw:layer="layout" svg:width="2.034cm" svg:height="0.645cm" svg:x="17.506cm" svg:y="6.338cm">
          <draw:text-box>
            <text:p text:style-name="P7"><text:span text:style-name="T9">(1, 9, 2)</text:span></text:p>
          </draw:text-box>
        </draw:frame>
        <draw:frame draw:style-name="gr17" draw:text-style-name="P27" draw:layer="layout" svg:width="1.778cm" svg:height="0.645cm" svg:x="15.295cm" svg:y="6.282cm">
          <draw:text-box>
            <text:p text:style-name="P26">(3, 2, 3)</text:p>
          </draw:text-box>
        </draw:frame>
        <draw:frame draw:style-name="gr17" draw:text-style-name="P27" draw:layer="layout" svg:width="1.778cm" svg:height="0.645cm" svg:x="14.578cm" svg:y="4.044cm">
          <draw:text-box>
            <text:p text:style-name="P7"><text:span text:style-name="T7">(1, 9, 2)</text:span></text:p>
          </draw:text-box>
        </draw:frame>
        <draw:frame draw:style-name="gr17" draw:text-style-name="P27" draw:layer="layout" svg:width="2.034cm" svg:height="0.645cm" svg:x="13.968cm" svg:y="9.036cm">
          <draw:text-box>
            <text:p text:style-name="P26">(3, 2, 3)</text:p>
          </draw:text-box>
        </draw:frame>
        <draw:line draw:style-name="gr16" draw:text-style-name="P28" draw:layer="layout" svg:x1="24.681cm" svg:y1="4.244cm" svg:x2="25.965cm" svg:y2="6.862cm">
          <text:p/>
        </draw:line>
        <draw:line draw:style-name="gr16" draw:text-style-name="P28" draw:layer="layout" svg:x1="25.965cm" svg:y1="6.862cm" svg:x2="26.543cm" svg:y2="10.16cm">
          <text:p/>
        </draw:line>
        <draw:frame draw:style-name="gr17" draw:text-style-name="P30" draw:layer="layout" svg:width="2.034cm" svg:height="0.645cm" svg:x="26.006cm" svg:y="6.538cm">
          <draw:text-box>
            <text:p text:style-name="P29"><text:span text:style-name="T7">(2, 1, 1)</text:span></text:p>
          </draw:text-box>
        </draw:frame>
        <draw:frame draw:style-name="gr17" draw:text-style-name="P30" draw:layer="layout" svg:width="1.778cm" svg:height="0.645cm" svg:x="25.146cm" svg:y="4.181cm">
          <draw:text-box>
            <text:p text:style-name="P29"><text:span text:style-name="T7">(2, 1, 1)</text:span></text:p>
          </draw:text-box>
        </draw:frame>
        <draw:frame draw:style-name="gr17" draw:text-style-name="P27" draw:layer="layout" svg:width="2.034cm" svg:height="0.645cm" svg:x="17.24cm" svg:y="10.639cm">
          <draw:text-box>
            <text:p text:style-name="P26">(9, 5, 5)</text:p>
          </draw:text-box>
        </draw:frame>
        <draw:frame draw:style-name="gr17" draw:text-style-name="P30" draw:layer="layout" svg:width="2.034cm" svg:height="0.645cm" svg:x="26.04cm" svg:y="10.04cm">
          <draw:text-box>
            <text:p text:style-name="P29"><text:span text:style-name="T7">(2, 1, 1)</text:span></text:p>
          </draw:text-box>
        </draw:frame>
        <draw:frame draw:style-name="gr17" draw:text-style-name="P32" draw:layer="layout" svg:width="1.778cm" svg:height="0.806cm" svg:x="12.129cm" svg:y="2.585cm">
          <draw:text-box>
            <text:p text:style-name="P31"><text:span text:style-name="T10">3</text:span></text:p>
          </draw:text-box>
        </draw:frame>
        <draw:line draw:style-name="gr16" draw:text-style-name="P33" draw:layer="layout" svg:x1="22.281cm" svg:y1="5.044cm" svg:x2="21.473cm" svg:y2="7.662cm">
          <text:p/>
        </draw:line>
        <draw:line draw:style-name="gr16" draw:text-style-name="P33" draw:layer="layout" svg:x1="22.281cm" svg:y1="5.044cm" svg:x2="23.565cm" svg:y2="7.662cm">
          <text:p/>
        </draw:line>
        <draw:frame draw:style-name="gr17" draw:text-style-name="P34" draw:layer="layout" svg:width="1.778cm" svg:height="0.645cm" svg:x="21.495cm" svg:y="9.981cm">
          <draw:text-box>
            <text:p text:style-name="P9"><text:span text:style-name="T7">(2, 9, 2)</text:span></text:p>
          </draw:text-box>
        </draw:frame>
        <draw:line draw:style-name="gr16" draw:text-style-name="P33" draw:layer="layout" svg:x1="21.481cm" svg:y1="7.543cm" svg:x2="20.673cm" svg:y2="10.161cm">
          <text:p/>
        </draw:line>
        <draw:line draw:style-name="gr16" draw:text-style-name="P33" draw:layer="layout" svg:x1="21.481cm" svg:y1="7.543cm" svg:x2="21.943cm" svg:y2="10.161cm">
          <text:p/>
        </draw:line>
        <draw:line draw:style-name="gr16" draw:text-style-name="P33" draw:layer="layout" svg:x1="23.565cm" svg:y1="7.662cm" svg:x2="22.873cm" svg:y2="10.96cm">
          <text:p/>
        </draw:line>
        <draw:line draw:style-name="gr16" draw:text-style-name="P33" draw:layer="layout" svg:x1="23.565cm" svg:y1="7.662cm" svg:x2="24.143cm" svg:y2="10.96cm">
          <text:p/>
        </draw:line>
        <draw:frame draw:style-name="gr19" draw:text-style-name="P34" draw:layer="layout" svg:width="2.486cm" svg:height="1.039cm" svg:x="21.971cm" svg:y="10.83cm">
          <draw:text-box>
            <text:p text:style-name="P9"><text:span text:style-name="T7">(1, 1, 6)</text:span></text:p>
          </draw:text-box>
        </draw:frame>
        <draw:frame draw:style-name="gr17" draw:text-style-name="P34" draw:layer="layout" svg:width="2.034cm" svg:height="0.645cm" svg:x="23.606cm" svg:y="7.338cm">
          <draw:text-box>
            <text:p text:style-name="P9"><text:span text:style-name="T7">(9, 1, 4)</text:span></text:p>
          </draw:text-box>
        </draw:frame>
        <draw:frame draw:style-name="gr17" draw:text-style-name="P34" draw:layer="layout" svg:width="1.778cm" svg:height="0.645cm" svg:x="21.395cm" svg:y="7.282cm">
          <draw:text-box>
            <text:p text:style-name="P9"><text:span text:style-name="T7">(0, 0, 8)</text:span></text:p>
          </draw:text-box>
        </draw:frame>
        <draw:frame draw:style-name="gr17" draw:text-style-name="P34" draw:layer="layout" svg:width="1.778cm" svg:height="0.645cm" svg:x="22.395cm" svg:y="4.583cm">
          <draw:text-box>
            <text:p text:style-name="P9"><text:span text:style-name="T7">(0, 0, 8)</text:span></text:p>
          </draw:text-box>
        </draw:frame>
        <draw:frame draw:style-name="gr17" draw:text-style-name="P34" draw:layer="layout" svg:width="2.034cm" svg:height="0.645cm" svg:x="20.04cm" svg:y="10.038cm">
          <draw:text-box>
            <text:p text:style-name="P9"><text:span text:style-name="T7">(0, 0, 8)</text:span></text:p>
          </draw:text-box>
        </draw:frame>
        <draw:frame draw:style-name="gr17" draw:text-style-name="P34" draw:layer="layout" svg:width="2.034cm" svg:height="0.645cm" svg:x="23.64cm" svg:y="10.84cm">
          <draw:text-box>
            <text:p text:style-name="P9"><text:span text:style-name="T7">(9, 1, 4)</text:span></text:p>
          </draw:text-box>
        </draw:frame>
        <draw:line draw:style-name="gr16" draw:text-style-name="P2" draw:layer="layout" svg:x1="22.416cm" svg:y1="3.504cm" svg:x2="22.316cm" svg:y2="5.072cm">
          <text:p/>
        </draw:line>
        <draw:frame draw:style-name="gr21" draw:text-style-name="P16" draw:layer="layout" svg:width="1.778cm" svg:height="0.645cm" svg:x="21.444cm" svg:y="4.056cm">
          <draw:text-box>
            <text:p><text:span text:style-name="T7">1.0</text:span></text:p>
          </draw:text-box>
        </draw:frame>
        <draw:line draw:style-name="gr16" draw:text-style-name="P2" draw:layer="layout" svg:x1="24.716cm" svg:y1="2.804cm" svg:x2="24.616cm" svg:y2="4.372cm">
          <text:p/>
        </draw:line>
        <draw:frame draw:style-name="gr21" draw:text-style-name="P16" draw:layer="layout" svg:width="1.778cm" svg:height="0.645cm" svg:x="23.744cm" svg:y="3.356cm">
          <draw:text-box>
            <text:p><text:span text:style-name="T7">1.0</text:span></text:p>
          </draw:text-box>
        </draw:frame>
        <draw:frame draw:style-name="gr17" draw:text-style-name="P36" draw:layer="layout" svg:width="1.778cm" svg:height="0.806cm" svg:x="16.429cm" svg:y="2.585cm">
          <draw:text-box>
            <text:p text:style-name="P35"><text:span text:style-name="T11">1</text:span></text:p>
          </draw:text-box>
        </draw:frame>
        <draw:frame draw:style-name="gr22" draw:text-style-name="P38" draw:layer="layout" svg:width="1.778cm" svg:height="0.806cm" svg:x="22.329cm" svg:y="2.985cm">
          <draw:text-box>
            <text:p text:style-name="P37"><text:span text:style-name="T10">0</text:span></text:p>
          </draw:text-box>
        </draw:frame>
        <draw:frame draw:style-name="gr23" draw:text-style-name="P40" draw:layer="layout" svg:width="1.778cm" svg:height="0.806cm" svg:x="24.629cm" svg:y="2.385cm">
          <draw:text-box>
            <text:p text:style-name="P39"><text:span text:style-name="T10">2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4" draw:text-style-name="P1" draw:layer="layout" svg:width="1.016cm" svg:height="1.016cm" svg:x="16.662cm" svg:y="0.72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6.805cm" svg:y1="1.624cm" svg:x2="12.816cm" svg:y2="3.048cm">
          <text:p/>
        </draw:line>
        <draw:line draw:style-name="gr25" draw:text-style-name="P2" draw:layer="layout" svg:x1="17.17cm" svg:y1="1.74cm" svg:x2="17.17cm" svg:y2="3.01cm">
          <text:p/>
        </draw:line>
        <draw:line draw:style-name="gr25" draw:text-style-name="P2" draw:layer="layout" svg:x1="17.624cm" svg:y1="1.486cm" svg:x2="22.329cm" svg:y2="3.504cm">
          <text:p/>
        </draw:line>
        <draw:line draw:style-name="gr25" draw:text-style-name="P2" draw:layer="layout" svg:x1="17.609cm" svg:y1="0.978cm" svg:x2="24.616cm" svg:y2="2.804cm">
          <text:p/>
        </draw:line>
        <draw:line draw:style-name="gr25" draw:text-style-name="P2" draw:layer="layout" svg:x1="16.662cm" svg:y1="1.016cm" svg:x2="5.12cm" svg:y2="3.556cm">
          <text:p/>
        </draw:line>
        <draw:frame draw:style-name="gr26" draw:text-style-name="P4" draw:layer="layout" svg:width="2.54cm" svg:height="0.962cm" svg:x="8.89cm" svg:y="1.832cm">
          <draw:text-box>
            <text:p text:style-name="P3"><text:span text:style-name="T1">Op1</text:span></text:p>
          </draw:text-box>
        </draw:frame>
        <draw:frame draw:style-name="gr26" draw:text-style-name="P6" draw:layer="layout" svg:width="2.54cm" svg:height="0.962cm" svg:x="14.122cm" svg:y="1.578cm">
          <draw:text-box>
            <text:p text:style-name="P5"><text:span text:style-name="T2">Op2</text:span></text:p>
          </draw:text-box>
        </draw:frame>
        <draw:frame draw:style-name="gr26" draw:text-style-name="P8" draw:layer="layout" svg:width="2.54cm" svg:height="0.962cm" svg:x="16.916cm" svg:y="1.994cm">
          <draw:text-box>
            <text:p text:style-name="P7"><text:span text:style-name="T3">Op3</text:span></text:p>
          </draw:text-box>
        </draw:frame>
        <draw:frame draw:style-name="gr26" draw:text-style-name="P10" draw:layer="layout" svg:width="2.54cm" svg:height="0.962cm" svg:x="19.456cm" svg:y="1.74cm">
          <draw:text-box>
            <text:p text:style-name="P9"><text:span text:style-name="T4">Op4</text:span></text:p>
          </draw:text-box>
        </draw:frame>
        <draw:frame draw:style-name="gr26" draw:text-style-name="P12" draw:layer="layout" svg:width="2.54cm" svg:height="0.962cm" svg:x="20.726cm" svg:y="0.978cm">
          <draw:text-box>
            <text:p text:style-name="P11"><text:span text:style-name="T5">Op5</text:span></text:p>
          </draw:text-box>
        </draw:frame>
        <draw:line draw:style-name="gr27" draw:text-style-name="P13" draw:layer="layout" svg:x1="5.12cm" svg:y1="3.556cm" svg:x2="4.004cm" svg:y2="4.826cm">
          <text:p/>
        </draw:line>
        <draw:line draw:style-name="gr27" draw:text-style-name="P13" draw:layer="layout" svg:x1="5.12cm" svg:y1="3.556cm" svg:x2="8.315cm" svg:y2="5.08cm">
          <text:p/>
        </draw:line>
        <draw:line draw:style-name="gr27" draw:text-style-name="P2" draw:layer="layout" svg:x1="17.216cm" svg:y1="2.904cm" svg:x2="16.1cm" svg:y2="4.174cm">
          <text:p/>
        </draw:line>
        <draw:frame draw:style-name="gr28" draw:text-style-name="P15" draw:layer="layout" svg:width="1.778cm" svg:height="0.645cm" svg:x="3.704cm" svg:y="3.842cm">
          <draw:text-box>
            <text:p text:style-name="P14"><text:span text:style-name="T6">0.5</text:span></text:p>
          </draw:text-box>
        </draw:frame>
        <draw:frame draw:style-name="gr28" draw:text-style-name="P15" draw:layer="layout" svg:width="1.778cm" svg:height="0.645cm" svg:x="6.604cm" svg:y="3.81cm">
          <draw:text-box>
            <text:p text:style-name="P14"><text:span text:style-name="T6">0.5</text:span></text:p>
          </draw:text-box>
        </draw:frame>
        <draw:frame draw:style-name="gr28" draw:text-style-name="P16" draw:layer="layout" svg:width="1.778cm" svg:height="0.645cm" svg:x="16.144cm" svg:y="3.469cm">
          <draw:text-box>
            <text:p><text:span text:style-name="T7">1.0</text:span></text:p>
          </draw:text-box>
        </draw:frame>
        <draw:line draw:style-name="gr27" draw:text-style-name="P13" draw:layer="layout" svg:x1="4.05cm" svg:y1="4.748cm" svg:x2="3.242cm" svg:y2="7.366cm">
          <text:p/>
        </draw:line>
        <draw:line draw:style-name="gr27" draw:text-style-name="P13" draw:layer="layout" svg:x1="4.05cm" svg:y1="4.748cm" svg:x2="5.334cm" svg:y2="7.366cm">
          <text:p/>
        </draw:line>
        <draw:custom-shape draw:style-name="gr24" draw:text-style-name="P1" draw:layer="layout" svg:width="1.016cm" svg:height="1.016cm" svg:x="1.464cm" svg:y="4.3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016cm" svg:height="1.016cm" svg:x="1.348cm" svg:y="6.5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54cm" svg:height="1.016cm" svg:x="0.702cm" svg:y="2.794cm">
          <text:p text:style-name="P1">Chance</text:p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1.778cm" svg:height="0.645cm" svg:x="3.264cm" svg:y="9.785cm">
          <draw:text-box>
            <text:p text:style-name="P3"><text:span text:style-name="T7">(7, 1, 2)</text:span></text:p>
          </draw:text-box>
        </draw:frame>
        <draw:line draw:style-name="gr27" draw:text-style-name="P13" draw:layer="layout" svg:x1="3.25cm" svg:y1="7.247cm" svg:x2="2.442cm" svg:y2="9.865cm">
          <text:p/>
        </draw:line>
        <draw:line draw:style-name="gr27" draw:text-style-name="P13" draw:layer="layout" svg:x1="3.25cm" svg:y1="7.247cm" svg:x2="3.712cm" svg:y2="9.865cm">
          <text:p/>
        </draw:line>
        <draw:frame draw:style-name="gr30" draw:text-style-name="P17" draw:layer="layout" svg:width="2.486cm" svg:height="1.039cm" svg:x="1.54cm" svg:y="9.735cm">
          <draw:text-box>
            <text:p text:style-name="P3"><text:span text:style-name="T7">(9, 1, 1)</text:span></text:p>
          </draw:text-box>
        </draw:frame>
        <draw:line draw:style-name="gr27" draw:text-style-name="P13" draw:layer="layout" svg:x1="5.334cm" svg:y1="7.366cm" svg:x2="4.642cm" svg:y2="10.664cm">
          <text:p/>
        </draw:line>
        <draw:line draw:style-name="gr27" draw:text-style-name="P13" draw:layer="layout" svg:x1="5.334cm" svg:y1="7.366cm" svg:x2="5.912cm" svg:y2="10.664cm">
          <text:p/>
        </draw:line>
        <draw:frame draw:style-name="gr30" draw:text-style-name="P17" draw:layer="layout" svg:width="2.486cm" svg:height="1.039cm" svg:x="3.74cm" svg:y="10.534cm">
          <draw:text-box>
            <text:p text:style-name="P3"><text:span text:style-name="T7">(9, 4, 3)</text:span></text:p>
          </draw:text-box>
        </draw:frame>
        <draw:frame draw:style-name="gr30" draw:text-style-name="P17" draw:layer="layout" svg:width="2.486cm" svg:height="1.039cm" svg:x="5.44cm" svg:y="10.535cm">
          <draw:text-box>
            <text:p text:style-name="P3"><text:span text:style-name="T7">(1, 9, 1)</text:span></text:p>
          </draw:text-box>
        </draw:frame>
        <draw:line draw:style-name="gr27" draw:text-style-name="P13" draw:layer="layout" svg:x1="8.315cm" svg:y1="4.944cm" svg:x2="7.507cm" svg:y2="7.562cm">
          <text:p/>
        </draw:line>
        <draw:line draw:style-name="gr27" draw:text-style-name="P13" draw:layer="layout" svg:x1="8.315cm" svg:y1="4.944cm" svg:x2="9.599cm" svg:y2="7.562cm">
          <text:p/>
        </draw:line>
        <draw:frame draw:style-name="gr28" draw:text-style-name="P17" draw:layer="layout" svg:width="1.778cm" svg:height="0.645cm" svg:x="7.529cm" svg:y="9.881cm">
          <draw:text-box>
            <text:p text:style-name="P3"><text:span text:style-name="T7">(7, 3, 2)</text:span></text:p>
          </draw:text-box>
        </draw:frame>
        <draw:line draw:style-name="gr27" draw:text-style-name="P13" draw:layer="layout" svg:x1="7.515cm" svg:y1="7.443cm" svg:x2="6.707cm" svg:y2="10.061cm">
          <text:p/>
        </draw:line>
        <draw:line draw:style-name="gr27" draw:text-style-name="P13" draw:layer="layout" svg:x1="7.515cm" svg:y1="7.443cm" svg:x2="7.977cm" svg:y2="10.061cm">
          <text:p/>
        </draw:line>
        <draw:line draw:style-name="gr27" draw:text-style-name="P13" draw:layer="layout" svg:x1="9.599cm" svg:y1="7.562cm" svg:x2="8.907cm" svg:y2="10.86cm">
          <text:p/>
        </draw:line>
        <draw:line draw:style-name="gr27" draw:text-style-name="P13" draw:layer="layout" svg:x1="9.599cm" svg:y1="7.562cm" svg:x2="10.177cm" svg:y2="10.86cm">
          <text:p/>
        </draw:line>
        <draw:frame draw:style-name="gr30" draw:text-style-name="P17" draw:layer="layout" svg:width="2.486cm" svg:height="1.039cm" svg:x="8.005cm" svg:y="10.73cm">
          <draw:text-box>
            <text:p text:style-name="P3"><text:span text:style-name="T7">(2, 1, 1)</text:span></text:p>
          </draw:text-box>
        </draw:frame>
        <draw:frame draw:style-name="gr28" draw:text-style-name="P17" draw:layer="layout" svg:width="2.034cm" svg:height="0.645cm" svg:x="5.84cm" svg:y="9.936cm">
          <draw:text-box>
            <text:p text:style-name="P3"><text:span text:style-name="T7">(9, 1, 1)</text:span></text:p>
          </draw:text-box>
        </draw:frame>
        <draw:frame draw:style-name="gr28" draw:text-style-name="P17" draw:layer="layout" svg:width="2.034cm" svg:height="0.645cm" svg:x="9.64cm" svg:y="10.737cm">
          <draw:text-box>
            <text:p text:style-name="P3"><text:span text:style-name="T7">(0, 1, 7)</text:span></text:p>
          </draw:text-box>
        </draw:frame>
        <draw:frame draw:style-name="gr28" draw:text-style-name="P17" draw:layer="layout" svg:width="1.778cm" svg:height="0.645cm" svg:x="3.164cm" svg:y="7.086cm">
          <draw:text-box>
            <text:p text:style-name="P3"><text:span text:style-name="T7">(7, 1, 2)</text:span></text:p>
          </draw:text-box>
        </draw:frame>
        <draw:frame draw:style-name="gr30" draw:text-style-name="P17" draw:layer="layout" svg:width="2.486cm" svg:height="1.039cm" svg:x="5.34cm" svg:y="7.035cm">
          <draw:text-box>
            <text:p text:style-name="P3"><text:span text:style-name="T7">(9, 4, 3)</text:span></text:p>
          </draw:text-box>
        </draw:frame>
        <draw:frame draw:style-name="gr30" draw:text-style-name="P17" draw:layer="layout" svg:width="2.486cm" svg:height="1.039cm" svg:x="3.94cm" svg:y="4.536cm">
          <draw:text-box>
            <text:p text:style-name="P3"><text:span text:style-name="T7">(9, 4, 3)</text:span></text:p>
          </draw:text-box>
        </draw:frame>
        <draw:frame draw:style-name="gr28" draw:text-style-name="P17" draw:layer="layout" svg:width="2.034cm" svg:height="0.645cm" svg:x="9.44cm" svg:y="7.238cm">
          <draw:text-box>
            <text:p text:style-name="P3"><text:span text:style-name="T7">(0, 1, 7)</text:span></text:p>
          </draw:text-box>
        </draw:frame>
        <draw:frame draw:style-name="gr28" draw:text-style-name="P17" draw:layer="layout" svg:width="1.778cm" svg:height="0.645cm" svg:x="7.429cm" svg:y="7.182cm">
          <draw:text-box>
            <text:p text:style-name="P3"><text:span text:style-name="T7">(7, 3, 2)</text:span></text:p>
          </draw:text-box>
        </draw:frame>
        <draw:frame draw:style-name="gr28" draw:text-style-name="P17" draw:layer="layout" svg:width="1.778cm" svg:height="0.645cm" svg:x="7.729cm" svg:y="4.383cm">
          <draw:text-box>
            <text:p text:style-name="P3"><text:span text:style-name="T7">(0, 1, 7)</text:span></text:p>
          </draw:text-box>
        </draw:frame>
        <draw:frame draw:style-name="gr31" draw:text-style-name="P19" draw:layer="layout" svg:width="1.778cm" svg:height="0.763cm" svg:x="4.829cm" svg:y="2.884cm">
          <draw:text-box>
            <text:p text:style-name="P18"><text:span text:style-name="T8">4.5</text:span></text:p>
          </draw:text-box>
        </draw:frame>
        <draw:line draw:style-name="gr27" draw:text-style-name="P2" draw:layer="layout" svg:x1="12.816cm" svg:y1="3.004cm" svg:x2="12.716cm" svg:y2="4.572cm">
          <text:p/>
        </draw:line>
        <draw:frame draw:style-name="gr32" draw:text-style-name="P15" draw:layer="layout" svg:width="1.778cm" svg:height="0.645cm" svg:x="11.844cm" svg:y="3.556cm">
          <draw:text-box>
            <text:p text:style-name="P14"><text:span text:style-name="T6">1.0</text:span></text:p>
          </draw:text-box>
        </draw:frame>
        <draw:line draw:style-name="gr27" draw:text-style-name="P20" draw:layer="layout" svg:x1="12.681cm" svg:y1="4.444cm" svg:x2="11.873cm" svg:y2="7.062cm">
          <text:p/>
        </draw:line>
        <draw:line draw:style-name="gr27" draw:text-style-name="P20" draw:layer="layout" svg:x1="12.681cm" svg:y1="4.444cm" svg:x2="13.965cm" svg:y2="7.062cm">
          <text:p/>
        </draw:line>
        <draw:frame draw:style-name="gr28" draw:text-style-name="P22" draw:layer="layout" svg:width="1.778cm" svg:height="0.645cm" svg:x="11.895cm" svg:y="9.381cm">
          <draw:text-box>
            <text:p text:style-name="P21"><text:span text:style-name="T7">(6, 3, 2)</text:span></text:p>
          </draw:text-box>
        </draw:frame>
        <draw:line draw:style-name="gr27" draw:text-style-name="P20" draw:layer="layout" svg:x1="11.881cm" svg:y1="6.943cm" svg:x2="11.073cm" svg:y2="9.561cm">
          <text:p/>
        </draw:line>
        <draw:line draw:style-name="gr27" draw:text-style-name="P20" draw:layer="layout" svg:x1="11.881cm" svg:y1="6.943cm" svg:x2="12.343cm" svg:y2="9.561cm">
          <text:p/>
        </draw:line>
        <draw:line draw:style-name="gr27" draw:text-style-name="P23" draw:layer="layout" svg:x1="13.965cm" svg:y1="7.062cm" svg:x2="13.273cm" svg:y2="10.36cm">
          <text:p/>
        </draw:line>
        <draw:line draw:style-name="gr27" draw:text-style-name="P23" draw:layer="layout" svg:x1="13.965cm" svg:y1="7.062cm" svg:x2="14.543cm" svg:y2="10.36cm">
          <text:p/>
        </draw:line>
        <draw:frame draw:style-name="gr30" draw:text-style-name="P24" draw:layer="layout" svg:width="2.486cm" svg:height="1.039cm" svg:x="12.371cm" svg:y="10.23cm">
          <draw:text-box>
            <text:p text:style-name="P5"><text:span text:style-name="T7">(5, 1, 3)</text:span></text:p>
          </draw:text-box>
        </draw:frame>
        <draw:frame draw:style-name="gr28" draw:text-style-name="P24" draw:layer="layout" svg:width="2.034cm" svg:height="0.645cm" svg:x="13.154cm" svg:y="6.237cm">
          <draw:text-box>
            <text:p text:style-name="P5"><text:span text:style-name="T7">(5, 1, 3)</text:span></text:p>
          </draw:text-box>
        </draw:frame>
        <draw:frame draw:style-name="gr28" draw:text-style-name="P22" draw:layer="layout" svg:width="1.778cm" svg:height="0.645cm" svg:x="11.795cm" svg:y="6.682cm">
          <draw:text-box>
            <text:p text:style-name="P21"><text:span text:style-name="T7">(3, 7, 1)</text:span></text:p>
          </draw:text-box>
        </draw:frame>
        <draw:frame draw:style-name="gr28" draw:text-style-name="P22" draw:layer="layout" svg:width="1.778cm" svg:height="0.645cm" svg:x="10.995cm" svg:y="4.283cm">
          <draw:text-box>
            <text:p text:style-name="P21"><text:span text:style-name="T7">(3, 7, 1)</text:span></text:p>
          </draw:text-box>
        </draw:frame>
        <draw:frame draw:style-name="gr28" draw:text-style-name="P22" draw:layer="layout" svg:width="2.486cm" svg:height="0.645cm" svg:x="14.271cm" svg:y="10.231cm">
          <draw:text-box>
            <text:p text:style-name="P25">(1, 1, 1)</text:p>
          </draw:text-box>
        </draw:frame>
        <draw:frame draw:style-name="gr28" draw:text-style-name="P22" draw:layer="layout" svg:width="2.034cm" svg:height="0.645cm" svg:x="10.14cm" svg:y="9.538cm">
          <draw:text-box>
            <text:p text:style-name="P25">(3, 7, 1)</text:p>
          </draw:text-box>
        </draw:frame>
        <draw:line draw:style-name="gr27" draw:text-style-name="P2" draw:layer="layout" svg:x1="16.181cm" svg:y1="4.044cm" svg:x2="15.373cm" svg:y2="6.662cm">
          <text:p/>
        </draw:line>
        <draw:line draw:style-name="gr27" draw:text-style-name="P2" draw:layer="layout" svg:x1="16.181cm" svg:y1="4.044cm" svg:x2="17.465cm" svg:y2="6.662cm">
          <text:p/>
        </draw:line>
        <draw:frame draw:style-name="gr28" draw:text-style-name="P27" draw:layer="layout" svg:width="1.778cm" svg:height="0.645cm" svg:x="15.395cm" svg:y="8.981cm">
          <draw:text-box>
            <text:p text:style-name="P26">(6, 6, 6)</text:p>
          </draw:text-box>
        </draw:frame>
        <draw:line draw:style-name="gr27" draw:text-style-name="P23" draw:layer="layout" svg:x1="15.381cm" svg:y1="6.543cm" svg:x2="14.573cm" svg:y2="9.161cm">
          <text:p/>
        </draw:line>
        <draw:line draw:style-name="gr27" draw:text-style-name="P23" draw:layer="layout" svg:x1="15.381cm" svg:y1="6.543cm" svg:x2="15.843cm" svg:y2="9.161cm">
          <text:p/>
        </draw:line>
        <draw:line draw:style-name="gr27" draw:text-style-name="P2" draw:layer="layout" svg:x1="17.465cm" svg:y1="6.662cm" svg:x2="16.773cm" svg:y2="9.96cm">
          <text:p/>
        </draw:line>
        <draw:line draw:style-name="gr27" draw:text-style-name="P2" draw:layer="layout" svg:x1="17.465cm" svg:y1="6.662cm" svg:x2="18.034cm" svg:y2="10.668cm">
          <text:p/>
        </draw:line>
        <draw:frame draw:style-name="gr30" draw:text-style-name="P27" draw:layer="layout" svg:width="2.486cm" svg:height="1.039cm" svg:x="15.871cm" svg:y="9.83cm">
          <draw:text-box>
            <text:p text:style-name="P7"><text:span text:style-name="T7">(1, 9, 2)</text:span></text:p>
          </draw:text-box>
        </draw:frame>
        <draw:frame draw:style-name="gr28" draw:text-style-name="P27" draw:layer="layout" svg:width="2.034cm" svg:height="0.645cm" svg:x="17.506cm" svg:y="6.338cm">
          <draw:text-box>
            <text:p text:style-name="P7"><text:span text:style-name="T9">(9, 5, 5)</text:span></text:p>
          </draw:text-box>
        </draw:frame>
        <draw:frame draw:style-name="gr28" draw:text-style-name="P27" draw:layer="layout" svg:width="1.778cm" svg:height="0.645cm" svg:x="15.295cm" svg:y="6.282cm">
          <draw:text-box>
            <text:p text:style-name="P26">(3, 2, 3)</text:p>
          </draw:text-box>
        </draw:frame>
        <draw:frame draw:style-name="gr28" draw:text-style-name="P27" draw:layer="layout" svg:width="1.778cm" svg:height="0.645cm" svg:x="14.578cm" svg:y="4.044cm">
          <draw:text-box>
            <text:p text:style-name="P7"><text:span text:style-name="T7">(9, 5, 5)</text:span></text:p>
          </draw:text-box>
        </draw:frame>
        <draw:frame draw:style-name="gr28" draw:text-style-name="P27" draw:layer="layout" svg:width="2.034cm" svg:height="0.645cm" svg:x="13.968cm" svg:y="9.036cm">
          <draw:text-box>
            <text:p text:style-name="P26">(3, 2, 3)</text:p>
          </draw:text-box>
        </draw:frame>
        <draw:line draw:style-name="gr27" draw:text-style-name="P28" draw:layer="layout" svg:x1="24.681cm" svg:y1="4.244cm" svg:x2="25.965cm" svg:y2="6.862cm">
          <text:p/>
        </draw:line>
        <draw:line draw:style-name="gr27" draw:text-style-name="P28" draw:layer="layout" svg:x1="25.965cm" svg:y1="6.862cm" svg:x2="26.543cm" svg:y2="10.16cm">
          <text:p/>
        </draw:line>
        <draw:frame draw:style-name="gr28" draw:text-style-name="P30" draw:layer="layout" svg:width="2.034cm" svg:height="0.645cm" svg:x="26.006cm" svg:y="6.538cm">
          <draw:text-box>
            <text:p text:style-name="P29"><text:span text:style-name="T7">(2, 1, 1)</text:span></text:p>
          </draw:text-box>
        </draw:frame>
        <draw:frame draw:style-name="gr28" draw:text-style-name="P30" draw:layer="layout" svg:width="1.778cm" svg:height="0.645cm" svg:x="25.146cm" svg:y="4.181cm">
          <draw:text-box>
            <text:p text:style-name="P29"><text:span text:style-name="T7">(2, 1, 1)</text:span></text:p>
          </draw:text-box>
        </draw:frame>
        <draw:frame draw:style-name="gr28" draw:text-style-name="P27" draw:layer="layout" svg:width="2.034cm" svg:height="0.645cm" svg:x="17.24cm" svg:y="10.639cm">
          <draw:text-box>
            <text:p text:style-name="P26">(9, 5, 5)</text:p>
          </draw:text-box>
        </draw:frame>
        <draw:frame draw:style-name="gr28" draw:text-style-name="P30" draw:layer="layout" svg:width="2.034cm" svg:height="0.645cm" svg:x="26.04cm" svg:y="10.04cm">
          <draw:text-box>
            <text:p text:style-name="P29"><text:span text:style-name="T7">(2, 1, 1)</text:span></text:p>
          </draw:text-box>
        </draw:frame>
        <draw:frame draw:style-name="gr28" draw:text-style-name="P32" draw:layer="layout" svg:width="1.778cm" svg:height="0.806cm" svg:x="12.129cm" svg:y="2.585cm">
          <draw:text-box>
            <text:p text:style-name="P31"><text:span text:style-name="T10">3</text:span></text:p>
          </draw:text-box>
        </draw:frame>
        <draw:line draw:style-name="gr27" draw:text-style-name="P33" draw:layer="layout" svg:x1="22.281cm" svg:y1="5.044cm" svg:x2="21.473cm" svg:y2="7.662cm">
          <text:p/>
        </draw:line>
        <draw:line draw:style-name="gr27" draw:text-style-name="P33" draw:layer="layout" svg:x1="22.281cm" svg:y1="5.044cm" svg:x2="23.565cm" svg:y2="7.662cm">
          <text:p/>
        </draw:line>
        <draw:frame draw:style-name="gr28" draw:text-style-name="P34" draw:layer="layout" svg:width="1.778cm" svg:height="0.645cm" svg:x="21.495cm" svg:y="9.981cm">
          <draw:text-box>
            <text:p text:style-name="P9"><text:span text:style-name="T7">(2, 9, 2)</text:span></text:p>
          </draw:text-box>
        </draw:frame>
        <draw:line draw:style-name="gr27" draw:text-style-name="P33" draw:layer="layout" svg:x1="21.481cm" svg:y1="7.543cm" svg:x2="20.673cm" svg:y2="10.161cm">
          <text:p/>
        </draw:line>
        <draw:line draw:style-name="gr27" draw:text-style-name="P33" draw:layer="layout" svg:x1="21.481cm" svg:y1="7.543cm" svg:x2="21.943cm" svg:y2="10.161cm">
          <text:p/>
        </draw:line>
        <draw:line draw:style-name="gr27" draw:text-style-name="P33" draw:layer="layout" svg:x1="23.565cm" svg:y1="7.662cm" svg:x2="22.873cm" svg:y2="10.96cm">
          <text:p/>
        </draw:line>
        <draw:line draw:style-name="gr27" draw:text-style-name="P33" draw:layer="layout" svg:x1="23.565cm" svg:y1="7.662cm" svg:x2="24.143cm" svg:y2="10.96cm">
          <text:p/>
        </draw:line>
        <draw:frame draw:style-name="gr30" draw:text-style-name="P34" draw:layer="layout" svg:width="2.486cm" svg:height="1.039cm" svg:x="21.971cm" svg:y="10.83cm">
          <draw:text-box>
            <text:p text:style-name="P9"><text:span text:style-name="T7">(1, 1, 6)</text:span></text:p>
          </draw:text-box>
        </draw:frame>
        <draw:frame draw:style-name="gr28" draw:text-style-name="P34" draw:layer="layout" svg:width="2.034cm" svg:height="0.645cm" svg:x="23.606cm" svg:y="7.338cm">
          <draw:text-box>
            <text:p text:style-name="P9"><text:span text:style-name="T7">(1, 1, 6)</text:span></text:p>
          </draw:text-box>
        </draw:frame>
        <draw:frame draw:style-name="gr28" draw:text-style-name="P34" draw:layer="layout" svg:width="1.778cm" svg:height="0.645cm" svg:x="21.395cm" svg:y="7.282cm">
          <draw:text-box>
            <text:p text:style-name="P9"><text:span text:style-name="T7">(2, 9, 2)</text:span></text:p>
          </draw:text-box>
        </draw:frame>
        <draw:frame draw:style-name="gr28" draw:text-style-name="P34" draw:layer="layout" svg:width="1.778cm" svg:height="0.645cm" svg:x="22.395cm" svg:y="4.583cm">
          <draw:text-box>
            <text:p text:style-name="P9"><text:span text:style-name="T7">(2, 9, 2)</text:span></text:p>
          </draw:text-box>
        </draw:frame>
        <draw:frame draw:style-name="gr28" draw:text-style-name="P34" draw:layer="layout" svg:width="2.034cm" svg:height="0.645cm" svg:x="20.04cm" svg:y="10.038cm">
          <draw:text-box>
            <text:p text:style-name="P9"><text:span text:style-name="T7">(0, 0, 8)</text:span></text:p>
          </draw:text-box>
        </draw:frame>
        <draw:frame draw:style-name="gr28" draw:text-style-name="P34" draw:layer="layout" svg:width="2.034cm" svg:height="0.645cm" svg:x="23.64cm" svg:y="10.84cm">
          <draw:text-box>
            <text:p text:style-name="P9"><text:span text:style-name="T7">(9, 1, 4)</text:span></text:p>
          </draw:text-box>
        </draw:frame>
        <draw:line draw:style-name="gr27" draw:text-style-name="P2" draw:layer="layout" svg:x1="22.416cm" svg:y1="3.504cm" svg:x2="22.316cm" svg:y2="5.072cm">
          <text:p/>
        </draw:line>
        <draw:frame draw:style-name="gr32" draw:text-style-name="P16" draw:layer="layout" svg:width="1.778cm" svg:height="0.645cm" svg:x="21.444cm" svg:y="4.056cm">
          <draw:text-box>
            <text:p><text:span text:style-name="T7">1.0</text:span></text:p>
          </draw:text-box>
        </draw:frame>
        <draw:line draw:style-name="gr27" draw:text-style-name="P2" draw:layer="layout" svg:x1="24.716cm" svg:y1="2.804cm" svg:x2="24.616cm" svg:y2="4.372cm">
          <text:p/>
        </draw:line>
        <draw:frame draw:style-name="gr32" draw:text-style-name="P16" draw:layer="layout" svg:width="1.778cm" svg:height="0.645cm" svg:x="23.744cm" svg:y="3.356cm">
          <draw:text-box>
            <text:p><text:span text:style-name="T7">1.0</text:span></text:p>
          </draw:text-box>
        </draw:frame>
        <draw:frame draw:style-name="gr28" draw:text-style-name="P36" draw:layer="layout" svg:width="1.778cm" svg:height="0.806cm" svg:x="16.429cm" svg:y="2.585cm">
          <draw:text-box>
            <text:p text:style-name="P35"><text:span text:style-name="T11">9</text:span></text:p>
          </draw:text-box>
        </draw:frame>
        <draw:frame draw:style-name="gr33" draw:text-style-name="P38" draw:layer="layout" svg:width="1.778cm" svg:height="0.806cm" svg:x="22.329cm" svg:y="2.985cm">
          <draw:text-box>
            <text:p text:style-name="P37"><text:span text:style-name="T10">2</text:span></text:p>
          </draw:text-box>
        </draw:frame>
        <draw:frame draw:style-name="gr34" draw:text-style-name="P40" draw:layer="layout" svg:width="1.778cm" svg:height="0.806cm" svg:x="24.629cm" svg:y="2.385cm">
          <draw:text-box>
            <text:p text:style-name="P39"><text:span text:style-name="T10">2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5" draw:text-style-name="P1" draw:layer="layout" svg:width="1.016cm" svg:height="1.016cm" svg:x="16.662cm" svg:y="0.72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16.805cm" svg:y1="1.624cm" svg:x2="12.816cm" svg:y2="3.048cm">
          <text:p/>
        </draw:line>
        <draw:line draw:style-name="gr36" draw:text-style-name="P2" draw:layer="layout" svg:x1="17.17cm" svg:y1="1.74cm" svg:x2="17.17cm" svg:y2="3.01cm">
          <text:p/>
        </draw:line>
        <draw:line draw:style-name="gr36" draw:text-style-name="P2" draw:layer="layout" svg:x1="17.624cm" svg:y1="1.486cm" svg:x2="22.329cm" svg:y2="3.504cm">
          <text:p/>
        </draw:line>
        <draw:line draw:style-name="gr36" draw:text-style-name="P2" draw:layer="layout" svg:x1="17.609cm" svg:y1="0.978cm" svg:x2="24.616cm" svg:y2="2.804cm">
          <text:p/>
        </draw:line>
        <draw:line draw:style-name="gr36" draw:text-style-name="P2" draw:layer="layout" svg:x1="16.662cm" svg:y1="1.016cm" svg:x2="5.12cm" svg:y2="3.556cm">
          <text:p/>
        </draw:line>
        <draw:frame draw:style-name="gr37" draw:text-style-name="P4" draw:layer="layout" svg:width="2.54cm" svg:height="0.962cm" svg:x="8.89cm" svg:y="1.832cm">
          <draw:text-box>
            <text:p text:style-name="P3"><text:span text:style-name="T1">Op1</text:span></text:p>
          </draw:text-box>
        </draw:frame>
        <draw:frame draw:style-name="gr37" draw:text-style-name="P6" draw:layer="layout" svg:width="2.54cm" svg:height="0.962cm" svg:x="14.122cm" svg:y="1.578cm">
          <draw:text-box>
            <text:p text:style-name="P5"><text:span text:style-name="T2">Op2</text:span></text:p>
          </draw:text-box>
        </draw:frame>
        <draw:frame draw:style-name="gr37" draw:text-style-name="P8" draw:layer="layout" svg:width="2.54cm" svg:height="0.962cm" svg:x="16.916cm" svg:y="1.994cm">
          <draw:text-box>
            <text:p text:style-name="P7"><text:span text:style-name="T3">Op3</text:span></text:p>
          </draw:text-box>
        </draw:frame>
        <draw:frame draw:style-name="gr37" draw:text-style-name="P10" draw:layer="layout" svg:width="2.54cm" svg:height="0.962cm" svg:x="19.456cm" svg:y="1.74cm">
          <draw:text-box>
            <text:p text:style-name="P9"><text:span text:style-name="T4">Op4</text:span></text:p>
          </draw:text-box>
        </draw:frame>
        <draw:frame draw:style-name="gr37" draw:text-style-name="P12" draw:layer="layout" svg:width="2.54cm" svg:height="0.962cm" svg:x="20.726cm" svg:y="0.978cm">
          <draw:text-box>
            <text:p text:style-name="P11"><text:span text:style-name="T5">Op5</text:span></text:p>
          </draw:text-box>
        </draw:frame>
        <draw:line draw:style-name="gr38" draw:text-style-name="P13" draw:layer="layout" svg:x1="5.12cm" svg:y1="3.556cm" svg:x2="4.004cm" svg:y2="4.826cm">
          <text:p/>
        </draw:line>
        <draw:line draw:style-name="gr38" draw:text-style-name="P13" draw:layer="layout" svg:x1="5.12cm" svg:y1="3.556cm" svg:x2="8.315cm" svg:y2="5.08cm">
          <text:p/>
        </draw:line>
        <draw:line draw:style-name="gr38" draw:text-style-name="P2" draw:layer="layout" svg:x1="17.216cm" svg:y1="2.904cm" svg:x2="16.1cm" svg:y2="4.174cm">
          <text:p/>
        </draw:line>
        <draw:frame draw:style-name="gr39" draw:text-style-name="P15" draw:layer="layout" svg:width="1.778cm" svg:height="0.645cm" svg:x="3.704cm" svg:y="3.842cm">
          <draw:text-box>
            <text:p text:style-name="P14"><text:span text:style-name="T6">0.5</text:span></text:p>
          </draw:text-box>
        </draw:frame>
        <draw:frame draw:style-name="gr39" draw:text-style-name="P15" draw:layer="layout" svg:width="1.778cm" svg:height="0.645cm" svg:x="6.604cm" svg:y="3.81cm">
          <draw:text-box>
            <text:p text:style-name="P14"><text:span text:style-name="T6">0.5</text:span></text:p>
          </draw:text-box>
        </draw:frame>
        <draw:frame draw:style-name="gr39" draw:text-style-name="P16" draw:layer="layout" svg:width="1.778cm" svg:height="0.645cm" svg:x="16.144cm" svg:y="3.469cm">
          <draw:text-box>
            <text:p><text:span text:style-name="T7">1.0</text:span></text:p>
          </draw:text-box>
        </draw:frame>
        <draw:line draw:style-name="gr38" draw:text-style-name="P13" draw:layer="layout" svg:x1="4.05cm" svg:y1="4.748cm" svg:x2="3.242cm" svg:y2="7.366cm">
          <text:p/>
        </draw:line>
        <draw:line draw:style-name="gr38" draw:text-style-name="P13" draw:layer="layout" svg:x1="4.05cm" svg:y1="4.748cm" svg:x2="5.334cm" svg:y2="7.366cm">
          <text:p/>
        </draw:line>
        <draw:custom-shape draw:style-name="gr35" draw:text-style-name="P1" draw:layer="layout" svg:width="1.016cm" svg:height="1.016cm" svg:x="1.464cm" svg:y="4.3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016cm" svg:height="1.016cm" svg:x="1.348cm" svg:y="6.5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54cm" svg:height="1.016cm" svg:x="0.702cm" svg:y="2.794cm">
          <text:p text:style-name="P1">Chance</text:p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1.778cm" svg:height="0.645cm" svg:x="3.264cm" svg:y="9.785cm">
          <draw:text-box>
            <text:p text:style-name="P3"><text:span text:style-name="T7">(7, 1, 2)</text:span></text:p>
          </draw:text-box>
        </draw:frame>
        <draw:line draw:style-name="gr38" draw:text-style-name="P13" draw:layer="layout" svg:x1="3.25cm" svg:y1="7.247cm" svg:x2="2.442cm" svg:y2="9.865cm">
          <text:p/>
        </draw:line>
        <draw:line draw:style-name="gr38" draw:text-style-name="P13" draw:layer="layout" svg:x1="3.25cm" svg:y1="7.247cm" svg:x2="3.712cm" svg:y2="9.865cm">
          <text:p/>
        </draw:line>
        <draw:frame draw:style-name="gr41" draw:text-style-name="P17" draw:layer="layout" svg:width="2.486cm" svg:height="1.039cm" svg:x="1.54cm" svg:y="9.735cm">
          <draw:text-box>
            <text:p text:style-name="P3"><text:span text:style-name="T7">(9, 1, 1)</text:span></text:p>
          </draw:text-box>
        </draw:frame>
        <draw:line draw:style-name="gr38" draw:text-style-name="P13" draw:layer="layout" svg:x1="5.334cm" svg:y1="7.366cm" svg:x2="4.642cm" svg:y2="10.664cm">
          <text:p/>
        </draw:line>
        <draw:line draw:style-name="gr38" draw:text-style-name="P13" draw:layer="layout" svg:x1="5.334cm" svg:y1="7.366cm" svg:x2="5.912cm" svg:y2="10.664cm">
          <text:p/>
        </draw:line>
        <draw:frame draw:style-name="gr41" draw:text-style-name="P17" draw:layer="layout" svg:width="2.486cm" svg:height="1.039cm" svg:x="3.74cm" svg:y="10.534cm">
          <draw:text-box>
            <text:p text:style-name="P3"><text:span text:style-name="T7">(9, 4, 3)</text:span></text:p>
          </draw:text-box>
        </draw:frame>
        <draw:frame draw:style-name="gr41" draw:text-style-name="P17" draw:layer="layout" svg:width="2.486cm" svg:height="1.039cm" svg:x="5.44cm" svg:y="10.535cm">
          <draw:text-box>
            <text:p text:style-name="P3"><text:span text:style-name="T7">(1, 9, 1)</text:span></text:p>
          </draw:text-box>
        </draw:frame>
        <draw:line draw:style-name="gr38" draw:text-style-name="P13" draw:layer="layout" svg:x1="8.315cm" svg:y1="4.944cm" svg:x2="7.507cm" svg:y2="7.562cm">
          <text:p/>
        </draw:line>
        <draw:line draw:style-name="gr38" draw:text-style-name="P13" draw:layer="layout" svg:x1="8.315cm" svg:y1="4.944cm" svg:x2="9.599cm" svg:y2="7.562cm">
          <text:p/>
        </draw:line>
        <draw:frame draw:style-name="gr39" draw:text-style-name="P17" draw:layer="layout" svg:width="1.778cm" svg:height="0.645cm" svg:x="7.529cm" svg:y="9.881cm">
          <draw:text-box>
            <text:p text:style-name="P3"><text:span text:style-name="T7">(7, 3, 2)</text:span></text:p>
          </draw:text-box>
        </draw:frame>
        <draw:line draw:style-name="gr38" draw:text-style-name="P13" draw:layer="layout" svg:x1="7.515cm" svg:y1="7.443cm" svg:x2="6.707cm" svg:y2="10.061cm">
          <text:p/>
        </draw:line>
        <draw:line draw:style-name="gr38" draw:text-style-name="P13" draw:layer="layout" svg:x1="7.515cm" svg:y1="7.443cm" svg:x2="7.977cm" svg:y2="10.061cm">
          <text:p/>
        </draw:line>
        <draw:line draw:style-name="gr38" draw:text-style-name="P13" draw:layer="layout" svg:x1="9.599cm" svg:y1="7.562cm" svg:x2="8.907cm" svg:y2="10.86cm">
          <text:p/>
        </draw:line>
        <draw:line draw:style-name="gr38" draw:text-style-name="P13" draw:layer="layout" svg:x1="9.599cm" svg:y1="7.562cm" svg:x2="10.177cm" svg:y2="10.86cm">
          <text:p/>
        </draw:line>
        <draw:frame draw:style-name="gr41" draw:text-style-name="P17" draw:layer="layout" svg:width="2.486cm" svg:height="1.039cm" svg:x="8.005cm" svg:y="10.73cm">
          <draw:text-box>
            <text:p text:style-name="P3"><text:span text:style-name="T7">(2, 1, 1)</text:span></text:p>
          </draw:text-box>
        </draw:frame>
        <draw:frame draw:style-name="gr39" draw:text-style-name="P17" draw:layer="layout" svg:width="2.034cm" svg:height="0.645cm" svg:x="5.84cm" svg:y="9.936cm">
          <draw:text-box>
            <text:p text:style-name="P3"><text:span text:style-name="T7">(9, 1, 1)</text:span></text:p>
          </draw:text-box>
        </draw:frame>
        <draw:frame draw:style-name="gr39" draw:text-style-name="P17" draw:layer="layout" svg:width="2.034cm" svg:height="0.645cm" svg:x="9.64cm" svg:y="10.737cm">
          <draw:text-box>
            <text:p text:style-name="P3"><text:span text:style-name="T7">(0, 1, 7)</text:span></text:p>
          </draw:text-box>
        </draw:frame>
        <draw:frame draw:style-name="gr39" draw:text-style-name="P17" draw:layer="layout" svg:width="1.778cm" svg:height="0.645cm" svg:x="3.164cm" svg:y="7.086cm">
          <draw:text-box>
            <text:p text:style-name="P3"><text:span text:style-name="T7">(9, 1, 1)</text:span></text:p>
          </draw:text-box>
        </draw:frame>
        <draw:frame draw:style-name="gr41" draw:text-style-name="P17" draw:layer="layout" svg:width="2.486cm" svg:height="1.039cm" svg:x="5.34cm" svg:y="7.035cm">
          <draw:text-box>
            <text:p text:style-name="P3"><text:span text:style-name="T7">(9, 4, 3)</text:span></text:p>
          </draw:text-box>
        </draw:frame>
        <draw:frame draw:style-name="gr41" draw:text-style-name="P17" draw:layer="layout" svg:width="2.486cm" svg:height="1.039cm" svg:x="3.94cm" svg:y="4.536cm">
          <draw:text-box>
            <text:p text:style-name="P3"><text:span text:style-name="T7">(9, 4, 3)</text:span></text:p>
          </draw:text-box>
        </draw:frame>
        <draw:frame draw:style-name="gr39" draw:text-style-name="P17" draw:layer="layout" svg:width="2.034cm" svg:height="0.645cm" svg:x="9.44cm" svg:y="7.238cm">
          <draw:text-box>
            <text:p text:style-name="P3"><text:span text:style-name="T7">(0, 1, 7)</text:span></text:p>
          </draw:text-box>
        </draw:frame>
        <draw:frame draw:style-name="gr39" draw:text-style-name="P17" draw:layer="layout" svg:width="1.778cm" svg:height="0.645cm" svg:x="7.429cm" svg:y="7.182cm">
          <draw:text-box>
            <text:p text:style-name="P3"><text:span text:style-name="T7">(9, 1, 1)</text:span></text:p>
          </draw:text-box>
        </draw:frame>
        <draw:frame draw:style-name="gr39" draw:text-style-name="P17" draw:layer="layout" svg:width="1.778cm" svg:height="0.645cm" svg:x="7.729cm" svg:y="4.383cm">
          <draw:text-box>
            <text:p text:style-name="P3"><text:span text:style-name="T7">(0, 1, 7)</text:span></text:p>
          </draw:text-box>
        </draw:frame>
        <draw:frame draw:style-name="gr42" draw:text-style-name="P19" draw:layer="layout" svg:width="1.778cm" svg:height="0.763cm" svg:x="4.829cm" svg:y="2.884cm">
          <draw:text-box>
            <text:p text:style-name="P18"><text:span text:style-name="T8">4.5</text:span></text:p>
          </draw:text-box>
        </draw:frame>
        <draw:line draw:style-name="gr38" draw:text-style-name="P2" draw:layer="layout" svg:x1="12.816cm" svg:y1="3.004cm" svg:x2="12.716cm" svg:y2="4.572cm">
          <text:p/>
        </draw:line>
        <draw:frame draw:style-name="gr43" draw:text-style-name="P15" draw:layer="layout" svg:width="1.778cm" svg:height="0.645cm" svg:x="11.844cm" svg:y="3.556cm">
          <draw:text-box>
            <text:p text:style-name="P14"><text:span text:style-name="T6">1.0</text:span></text:p>
          </draw:text-box>
        </draw:frame>
        <draw:line draw:style-name="gr38" draw:text-style-name="P20" draw:layer="layout" svg:x1="12.681cm" svg:y1="4.444cm" svg:x2="11.873cm" svg:y2="7.062cm">
          <text:p/>
        </draw:line>
        <draw:line draw:style-name="gr38" draw:text-style-name="P20" draw:layer="layout" svg:x1="12.681cm" svg:y1="4.444cm" svg:x2="13.965cm" svg:y2="7.062cm">
          <text:p/>
        </draw:line>
        <draw:frame draw:style-name="gr39" draw:text-style-name="P22" draw:layer="layout" svg:width="1.778cm" svg:height="0.645cm" svg:x="11.895cm" svg:y="9.381cm">
          <draw:text-box>
            <text:p text:style-name="P21"><text:span text:style-name="T7">(6, 3, 2)</text:span></text:p>
          </draw:text-box>
        </draw:frame>
        <draw:line draw:style-name="gr38" draw:text-style-name="P20" draw:layer="layout" svg:x1="11.881cm" svg:y1="6.943cm" svg:x2="11.073cm" svg:y2="9.561cm">
          <text:p/>
        </draw:line>
        <draw:line draw:style-name="gr38" draw:text-style-name="P20" draw:layer="layout" svg:x1="11.881cm" svg:y1="6.943cm" svg:x2="12.343cm" svg:y2="9.561cm">
          <text:p/>
        </draw:line>
        <draw:line draw:style-name="gr38" draw:text-style-name="P23" draw:layer="layout" svg:x1="13.965cm" svg:y1="7.062cm" svg:x2="13.273cm" svg:y2="10.36cm">
          <text:p/>
        </draw:line>
        <draw:line draw:style-name="gr38" draw:text-style-name="P23" draw:layer="layout" svg:x1="13.965cm" svg:y1="7.062cm" svg:x2="14.543cm" svg:y2="10.36cm">
          <text:p/>
        </draw:line>
        <draw:frame draw:style-name="gr41" draw:text-style-name="P24" draw:layer="layout" svg:width="2.486cm" svg:height="1.039cm" svg:x="12.371cm" svg:y="10.23cm">
          <draw:text-box>
            <text:p text:style-name="P5"><text:span text:style-name="T7">(5, 1, 3)</text:span></text:p>
          </draw:text-box>
        </draw:frame>
        <draw:frame draw:style-name="gr39" draw:text-style-name="P24" draw:layer="layout" svg:width="2.034cm" svg:height="0.645cm" svg:x="13.154cm" svg:y="6.237cm">
          <draw:text-box>
            <text:p text:style-name="P5"><text:span text:style-name="T7">(5, 1, 3)</text:span></text:p>
          </draw:text-box>
        </draw:frame>
        <draw:frame draw:style-name="gr39" draw:text-style-name="P22" draw:layer="layout" svg:width="1.778cm" svg:height="0.645cm" svg:x="11.795cm" svg:y="6.682cm">
          <draw:text-box>
            <text:p text:style-name="P21"><text:span text:style-name="T7">(6, 3, 2)</text:span></text:p>
          </draw:text-box>
        </draw:frame>
        <draw:frame draw:style-name="gr39" draw:text-style-name="P22" draw:layer="layout" svg:width="1.778cm" svg:height="0.645cm" svg:x="10.995cm" svg:y="4.283cm">
          <draw:text-box>
            <text:p text:style-name="P21"><text:span text:style-name="T7">(6, 3, 2)</text:span></text:p>
          </draw:text-box>
        </draw:frame>
        <draw:frame draw:style-name="gr39" draw:text-style-name="P22" draw:layer="layout" svg:width="2.486cm" svg:height="0.645cm" svg:x="14.271cm" svg:y="10.231cm">
          <draw:text-box>
            <text:p text:style-name="P25">(1, 1, 1)</text:p>
          </draw:text-box>
        </draw:frame>
        <draw:frame draw:style-name="gr39" draw:text-style-name="P22" draw:layer="layout" svg:width="2.034cm" svg:height="0.645cm" svg:x="10.14cm" svg:y="9.538cm">
          <draw:text-box>
            <text:p text:style-name="P25">(3, 7, 1)</text:p>
          </draw:text-box>
        </draw:frame>
        <draw:line draw:style-name="gr38" draw:text-style-name="P2" draw:layer="layout" svg:x1="16.181cm" svg:y1="4.044cm" svg:x2="15.373cm" svg:y2="6.662cm">
          <text:p/>
        </draw:line>
        <draw:line draw:style-name="gr38" draw:text-style-name="P2" draw:layer="layout" svg:x1="16.181cm" svg:y1="4.044cm" svg:x2="17.465cm" svg:y2="6.662cm">
          <text:p/>
        </draw:line>
        <draw:frame draw:style-name="gr39" draw:text-style-name="P27" draw:layer="layout" svg:width="1.778cm" svg:height="0.645cm" svg:x="15.395cm" svg:y="8.981cm">
          <draw:text-box>
            <text:p text:style-name="P26">(6, 6, 6)</text:p>
          </draw:text-box>
        </draw:frame>
        <draw:line draw:style-name="gr38" draw:text-style-name="P23" draw:layer="layout" svg:x1="15.381cm" svg:y1="6.543cm" svg:x2="14.573cm" svg:y2="9.161cm">
          <text:p/>
        </draw:line>
        <draw:line draw:style-name="gr38" draw:text-style-name="P23" draw:layer="layout" svg:x1="15.381cm" svg:y1="6.543cm" svg:x2="15.843cm" svg:y2="9.161cm">
          <text:p/>
        </draw:line>
        <draw:line draw:style-name="gr38" draw:text-style-name="P2" draw:layer="layout" svg:x1="17.465cm" svg:y1="6.662cm" svg:x2="16.773cm" svg:y2="9.96cm">
          <text:p/>
        </draw:line>
        <draw:line draw:style-name="gr38" draw:text-style-name="P2" draw:layer="layout" svg:x1="17.465cm" svg:y1="6.662cm" svg:x2="18.034cm" svg:y2="10.668cm">
          <text:p/>
        </draw:line>
        <draw:frame draw:style-name="gr41" draw:text-style-name="P27" draw:layer="layout" svg:width="2.486cm" svg:height="1.039cm" svg:x="15.871cm" svg:y="9.83cm">
          <draw:text-box>
            <text:p text:style-name="P7"><text:span text:style-name="T7">(1, 9, 2)</text:span></text:p>
          </draw:text-box>
        </draw:frame>
        <draw:frame draw:style-name="gr39" draw:text-style-name="P27" draw:layer="layout" svg:width="2.034cm" svg:height="0.645cm" svg:x="17.506cm" svg:y="6.338cm">
          <draw:text-box>
            <text:p text:style-name="P7"><text:span text:style-name="T9">(9, 5, 5)</text:span></text:p>
          </draw:text-box>
        </draw:frame>
        <draw:frame draw:style-name="gr39" draw:text-style-name="P27" draw:layer="layout" svg:width="1.778cm" svg:height="0.645cm" svg:x="15.295cm" svg:y="6.282cm">
          <draw:text-box>
            <text:p text:style-name="P26">(6, 6, 6)</text:p>
          </draw:text-box>
        </draw:frame>
        <draw:frame draw:style-name="gr39" draw:text-style-name="P27" draw:layer="layout" svg:width="1.778cm" svg:height="0.645cm" svg:x="14.578cm" svg:y="4.044cm">
          <draw:text-box>
            <text:p text:style-name="P7"><text:span text:style-name="T7">(6, 6, 6)</text:span></text:p>
          </draw:text-box>
        </draw:frame>
        <draw:frame draw:style-name="gr39" draw:text-style-name="P27" draw:layer="layout" svg:width="2.034cm" svg:height="0.645cm" svg:x="13.968cm" svg:y="9.036cm">
          <draw:text-box>
            <text:p text:style-name="P26">(3, 2, 3)</text:p>
          </draw:text-box>
        </draw:frame>
        <draw:line draw:style-name="gr38" draw:text-style-name="P28" draw:layer="layout" svg:x1="24.681cm" svg:y1="4.244cm" svg:x2="25.965cm" svg:y2="6.862cm">
          <text:p/>
        </draw:line>
        <draw:line draw:style-name="gr38" draw:text-style-name="P28" draw:layer="layout" svg:x1="25.965cm" svg:y1="6.862cm" svg:x2="26.543cm" svg:y2="10.16cm">
          <text:p/>
        </draw:line>
        <draw:frame draw:style-name="gr39" draw:text-style-name="P30" draw:layer="layout" svg:width="2.034cm" svg:height="0.645cm" svg:x="26.006cm" svg:y="6.538cm">
          <draw:text-box>
            <text:p text:style-name="P29"><text:span text:style-name="T7">(2, 1, 1)</text:span></text:p>
          </draw:text-box>
        </draw:frame>
        <draw:frame draw:style-name="gr39" draw:text-style-name="P30" draw:layer="layout" svg:width="1.778cm" svg:height="0.645cm" svg:x="25.146cm" svg:y="4.181cm">
          <draw:text-box>
            <text:p text:style-name="P29"><text:span text:style-name="T7">(2, 1, 1)</text:span></text:p>
          </draw:text-box>
        </draw:frame>
        <draw:frame draw:style-name="gr39" draw:text-style-name="P27" draw:layer="layout" svg:width="2.034cm" svg:height="0.645cm" svg:x="17.24cm" svg:y="10.639cm">
          <draw:text-box>
            <text:p text:style-name="P26">(9, 5, 5)</text:p>
          </draw:text-box>
        </draw:frame>
        <draw:frame draw:style-name="gr39" draw:text-style-name="P30" draw:layer="layout" svg:width="2.034cm" svg:height="0.645cm" svg:x="26.04cm" svg:y="10.04cm">
          <draw:text-box>
            <text:p text:style-name="P29"><text:span text:style-name="T7">(2, 1, 1)</text:span></text:p>
          </draw:text-box>
        </draw:frame>
        <draw:frame draw:style-name="gr39" draw:text-style-name="P32" draw:layer="layout" svg:width="1.778cm" svg:height="0.806cm" svg:x="12.129cm" svg:y="2.585cm">
          <draw:text-box>
            <text:p text:style-name="P31"><text:span text:style-name="T10">3</text:span></text:p>
          </draw:text-box>
        </draw:frame>
        <draw:line draw:style-name="gr38" draw:text-style-name="P33" draw:layer="layout" svg:x1="22.281cm" svg:y1="5.044cm" svg:x2="21.473cm" svg:y2="7.662cm">
          <text:p/>
        </draw:line>
        <draw:line draw:style-name="gr38" draw:text-style-name="P33" draw:layer="layout" svg:x1="22.281cm" svg:y1="5.044cm" svg:x2="23.565cm" svg:y2="7.662cm">
          <text:p/>
        </draw:line>
        <draw:frame draw:style-name="gr39" draw:text-style-name="P34" draw:layer="layout" svg:width="1.778cm" svg:height="0.645cm" svg:x="21.495cm" svg:y="9.981cm">
          <draw:text-box>
            <text:p text:style-name="P9"><text:span text:style-name="T7">(2, 9, 2)</text:span></text:p>
          </draw:text-box>
        </draw:frame>
        <draw:line draw:style-name="gr38" draw:text-style-name="P33" draw:layer="layout" svg:x1="21.481cm" svg:y1="7.543cm" svg:x2="20.673cm" svg:y2="10.161cm">
          <text:p/>
        </draw:line>
        <draw:line draw:style-name="gr38" draw:text-style-name="P33" draw:layer="layout" svg:x1="21.481cm" svg:y1="7.543cm" svg:x2="21.943cm" svg:y2="10.161cm">
          <text:p/>
        </draw:line>
        <draw:line draw:style-name="gr38" draw:text-style-name="P33" draw:layer="layout" svg:x1="23.565cm" svg:y1="7.662cm" svg:x2="22.873cm" svg:y2="10.96cm">
          <text:p/>
        </draw:line>
        <draw:line draw:style-name="gr38" draw:text-style-name="P33" draw:layer="layout" svg:x1="23.565cm" svg:y1="7.662cm" svg:x2="24.143cm" svg:y2="10.96cm">
          <text:p/>
        </draw:line>
        <draw:frame draw:style-name="gr41" draw:text-style-name="P34" draw:layer="layout" svg:width="2.486cm" svg:height="1.039cm" svg:x="21.971cm" svg:y="10.83cm">
          <draw:text-box>
            <text:p text:style-name="P9"><text:span text:style-name="T7">(1, 1, 6)</text:span></text:p>
          </draw:text-box>
        </draw:frame>
        <draw:frame draw:style-name="gr39" draw:text-style-name="P34" draw:layer="layout" svg:width="2.034cm" svg:height="0.645cm" svg:x="23.606cm" svg:y="7.338cm">
          <draw:text-box>
            <text:p text:style-name="P9"><text:span text:style-name="T7">(9, 1, 4)</text:span></text:p>
          </draw:text-box>
        </draw:frame>
        <draw:frame draw:style-name="gr39" draw:text-style-name="P34" draw:layer="layout" svg:width="1.778cm" svg:height="0.645cm" svg:x="21.395cm" svg:y="7.282cm">
          <draw:text-box>
            <text:p text:style-name="P9"><text:span text:style-name="T7">(0, 0, 8)</text:span></text:p>
          </draw:text-box>
        </draw:frame>
        <draw:frame draw:style-name="gr39" draw:text-style-name="P34" draw:layer="layout" svg:width="1.778cm" svg:height="0.645cm" svg:x="22.395cm" svg:y="4.583cm">
          <draw:text-box>
            <text:p text:style-name="P9"><text:span text:style-name="T7">(9, 1, 4)</text:span></text:p>
          </draw:text-box>
        </draw:frame>
        <draw:frame draw:style-name="gr39" draw:text-style-name="P34" draw:layer="layout" svg:width="2.034cm" svg:height="0.645cm" svg:x="20.04cm" svg:y="10.038cm">
          <draw:text-box>
            <text:p text:style-name="P9"><text:span text:style-name="T7">(0, 0, 8)</text:span></text:p>
          </draw:text-box>
        </draw:frame>
        <draw:frame draw:style-name="gr39" draw:text-style-name="P34" draw:layer="layout" svg:width="2.034cm" svg:height="0.645cm" svg:x="23.64cm" svg:y="10.84cm">
          <draw:text-box>
            <text:p text:style-name="P9"><text:span text:style-name="T7">(9, 1, 4)</text:span></text:p>
          </draw:text-box>
        </draw:frame>
        <draw:line draw:style-name="gr38" draw:text-style-name="P2" draw:layer="layout" svg:x1="22.416cm" svg:y1="3.504cm" svg:x2="22.316cm" svg:y2="5.072cm">
          <text:p/>
        </draw:line>
        <draw:frame draw:style-name="gr43" draw:text-style-name="P16" draw:layer="layout" svg:width="1.778cm" svg:height="0.645cm" svg:x="21.444cm" svg:y="4.056cm">
          <draw:text-box>
            <text:p><text:span text:style-name="T7">1.0</text:span></text:p>
          </draw:text-box>
        </draw:frame>
        <draw:line draw:style-name="gr38" draw:text-style-name="P2" draw:layer="layout" svg:x1="24.716cm" svg:y1="2.804cm" svg:x2="24.616cm" svg:y2="4.372cm">
          <text:p/>
        </draw:line>
        <draw:frame draw:style-name="gr43" draw:text-style-name="P16" draw:layer="layout" svg:width="1.778cm" svg:height="0.645cm" svg:x="23.744cm" svg:y="3.356cm">
          <draw:text-box>
            <text:p><text:span text:style-name="T7">1.0</text:span></text:p>
          </draw:text-box>
        </draw:frame>
        <draw:frame draw:style-name="gr39" draw:text-style-name="P36" draw:layer="layout" svg:width="1.778cm" svg:height="0.806cm" svg:x="16.429cm" svg:y="2.585cm">
          <draw:text-box>
            <text:p text:style-name="P35"><text:span text:style-name="T11">9</text:span></text:p>
          </draw:text-box>
        </draw:frame>
        <draw:frame draw:style-name="gr44" draw:text-style-name="P38" draw:layer="layout" svg:width="1.778cm" svg:height="0.806cm" svg:x="22.329cm" svg:y="2.985cm">
          <draw:text-box>
            <text:p text:style-name="P37"><text:span text:style-name="T10">9</text:span></text:p>
          </draw:text-box>
        </draw:frame>
        <draw:frame draw:style-name="gr45" draw:text-style-name="P40" draw:layer="layout" svg:width="1.778cm" svg:height="0.806cm" svg:x="24.629cm" svg:y="2.385cm">
          <draw:text-box>
            <text:p text:style-name="P39"><text:span text:style-name="T10">2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4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6" draw:text-style-name="P1" draw:layer="layout" svg:width="1.016cm" svg:height="1.016cm" svg:x="16.662cm" svg:y="0.72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" draw:layer="layout" svg:x1="16.805cm" svg:y1="1.624cm" svg:x2="12.816cm" svg:y2="3.048cm">
          <text:p/>
        </draw:line>
        <draw:line draw:style-name="gr47" draw:text-style-name="P2" draw:layer="layout" svg:x1="17.17cm" svg:y1="1.74cm" svg:x2="17.17cm" svg:y2="3.01cm">
          <text:p/>
        </draw:line>
        <draw:line draw:style-name="gr47" draw:text-style-name="P2" draw:layer="layout" svg:x1="17.624cm" svg:y1="1.486cm" svg:x2="22.329cm" svg:y2="3.504cm">
          <text:p/>
        </draw:line>
        <draw:line draw:style-name="gr47" draw:text-style-name="P2" draw:layer="layout" svg:x1="17.609cm" svg:y1="0.978cm" svg:x2="24.616cm" svg:y2="2.804cm">
          <text:p/>
        </draw:line>
        <draw:line draw:style-name="gr47" draw:text-style-name="P2" draw:layer="layout" svg:x1="16.662cm" svg:y1="1.016cm" svg:x2="5.12cm" svg:y2="3.556cm">
          <text:p/>
        </draw:line>
        <draw:frame draw:style-name="gr48" draw:text-style-name="P4" draw:layer="layout" svg:width="2.54cm" svg:height="0.962cm" svg:x="8.89cm" svg:y="1.832cm">
          <draw:text-box>
            <text:p text:style-name="P3"><text:span text:style-name="T1">Op1</text:span></text:p>
          </draw:text-box>
        </draw:frame>
        <draw:frame draw:style-name="gr48" draw:text-style-name="P6" draw:layer="layout" svg:width="2.54cm" svg:height="0.962cm" svg:x="14.122cm" svg:y="1.578cm">
          <draw:text-box>
            <text:p text:style-name="P5"><text:span text:style-name="T2">Op2</text:span></text:p>
          </draw:text-box>
        </draw:frame>
        <draw:frame draw:style-name="gr48" draw:text-style-name="P8" draw:layer="layout" svg:width="2.54cm" svg:height="0.962cm" svg:x="16.916cm" svg:y="1.994cm">
          <draw:text-box>
            <text:p text:style-name="P7"><text:span text:style-name="T3">Op3</text:span></text:p>
          </draw:text-box>
        </draw:frame>
        <draw:frame draw:style-name="gr48" draw:text-style-name="P10" draw:layer="layout" svg:width="2.54cm" svg:height="0.962cm" svg:x="19.456cm" svg:y="1.74cm">
          <draw:text-box>
            <text:p text:style-name="P9"><text:span text:style-name="T4">Op4</text:span></text:p>
          </draw:text-box>
        </draw:frame>
        <draw:frame draw:style-name="gr48" draw:text-style-name="P12" draw:layer="layout" svg:width="2.54cm" svg:height="0.962cm" svg:x="20.726cm" svg:y="0.978cm">
          <draw:text-box>
            <text:p text:style-name="P11"><text:span text:style-name="T5">Op5</text:span></text:p>
          </draw:text-box>
        </draw:frame>
        <draw:line draw:style-name="gr49" draw:text-style-name="P13" draw:layer="layout" svg:x1="5.12cm" svg:y1="3.556cm" svg:x2="4.004cm" svg:y2="4.826cm">
          <text:p/>
        </draw:line>
        <draw:line draw:style-name="gr49" draw:text-style-name="P13" draw:layer="layout" svg:x1="5.12cm" svg:y1="3.556cm" svg:x2="8.315cm" svg:y2="5.08cm">
          <text:p/>
        </draw:line>
        <draw:line draw:style-name="gr49" draw:text-style-name="P2" draw:layer="layout" svg:x1="17.216cm" svg:y1="2.904cm" svg:x2="16.1cm" svg:y2="4.174cm">
          <text:p/>
        </draw:line>
        <draw:frame draw:style-name="gr50" draw:text-style-name="P15" draw:layer="layout" svg:width="1.778cm" svg:height="0.645cm" svg:x="3.704cm" svg:y="3.842cm">
          <draw:text-box>
            <text:p text:style-name="P14"><text:span text:style-name="T6">0.5</text:span></text:p>
          </draw:text-box>
        </draw:frame>
        <draw:frame draw:style-name="gr50" draw:text-style-name="P15" draw:layer="layout" svg:width="1.778cm" svg:height="0.645cm" svg:x="6.604cm" svg:y="3.81cm">
          <draw:text-box>
            <text:p text:style-name="P14"><text:span text:style-name="T6">0.5</text:span></text:p>
          </draw:text-box>
        </draw:frame>
        <draw:frame draw:style-name="gr50" draw:text-style-name="P16" draw:layer="layout" svg:width="1.778cm" svg:height="0.645cm" svg:x="16.144cm" svg:y="3.469cm">
          <draw:text-box>
            <text:p><text:span text:style-name="T7">1.0</text:span></text:p>
          </draw:text-box>
        </draw:frame>
        <draw:line draw:style-name="gr49" draw:text-style-name="P13" draw:layer="layout" svg:x1="4.05cm" svg:y1="4.748cm" svg:x2="3.242cm" svg:y2="7.366cm">
          <text:p/>
        </draw:line>
        <draw:line draw:style-name="gr49" draw:text-style-name="P13" draw:layer="layout" svg:x1="4.05cm" svg:y1="4.748cm" svg:x2="5.334cm" svg:y2="7.366cm">
          <text:p/>
        </draw:line>
        <draw:custom-shape draw:style-name="gr46" draw:text-style-name="P1" draw:layer="layout" svg:width="1.016cm" svg:height="1.016cm" svg:x="1.464cm" svg:y="4.3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1.016cm" svg:height="1.016cm" svg:x="1.348cm" svg:y="6.5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2.54cm" svg:height="1.016cm" svg:x="0.702cm" svg:y="2.794cm">
          <text:p text:style-name="P1">Chance</text:p>
          <draw:enhanced-geometry svg:viewBox="0 0 21600 21600" draw:type="rectangle" draw:enhanced-path="M 0 0 L 21600 0 21600 21600 0 21600 0 0 Z N"/>
        </draw:custom-shape>
        <draw:frame draw:style-name="gr50" draw:text-style-name="P17" draw:layer="layout" svg:width="1.778cm" svg:height="0.645cm" svg:x="3.264cm" svg:y="9.785cm">
          <draw:text-box>
            <text:p text:style-name="P3"><text:span text:style-name="T7">(7, 1, 2)</text:span></text:p>
          </draw:text-box>
        </draw:frame>
        <draw:line draw:style-name="gr49" draw:text-style-name="P13" draw:layer="layout" svg:x1="3.25cm" svg:y1="7.247cm" svg:x2="2.442cm" svg:y2="9.865cm">
          <text:p/>
        </draw:line>
        <draw:line draw:style-name="gr49" draw:text-style-name="P13" draw:layer="layout" svg:x1="3.25cm" svg:y1="7.247cm" svg:x2="3.712cm" svg:y2="9.865cm">
          <text:p/>
        </draw:line>
        <draw:frame draw:style-name="gr52" draw:text-style-name="P17" draw:layer="layout" svg:width="2.486cm" svg:height="1.039cm" svg:x="1.54cm" svg:y="9.735cm">
          <draw:text-box>
            <text:p text:style-name="P3"><text:span text:style-name="T7">(9, 1, 1)</text:span></text:p>
          </draw:text-box>
        </draw:frame>
        <draw:line draw:style-name="gr49" draw:text-style-name="P13" draw:layer="layout" svg:x1="5.334cm" svg:y1="7.366cm" svg:x2="4.642cm" svg:y2="10.664cm">
          <text:p/>
        </draw:line>
        <draw:line draw:style-name="gr49" draw:text-style-name="P13" draw:layer="layout" svg:x1="5.334cm" svg:y1="7.366cm" svg:x2="5.912cm" svg:y2="10.664cm">
          <text:p/>
        </draw:line>
        <draw:frame draw:style-name="gr52" draw:text-style-name="P17" draw:layer="layout" svg:width="2.486cm" svg:height="1.039cm" svg:x="3.74cm" svg:y="10.534cm">
          <draw:text-box>
            <text:p text:style-name="P3"><text:span text:style-name="T7">(9, 4, 3)</text:span></text:p>
          </draw:text-box>
        </draw:frame>
        <draw:frame draw:style-name="gr52" draw:text-style-name="P17" draw:layer="layout" svg:width="2.486cm" svg:height="1.039cm" svg:x="5.44cm" svg:y="10.535cm">
          <draw:text-box>
            <text:p text:style-name="P3"><text:span text:style-name="T7">(1, 9, 1)</text:span></text:p>
          </draw:text-box>
        </draw:frame>
        <draw:line draw:style-name="gr49" draw:text-style-name="P13" draw:layer="layout" svg:x1="8.315cm" svg:y1="4.944cm" svg:x2="7.507cm" svg:y2="7.562cm">
          <text:p/>
        </draw:line>
        <draw:line draw:style-name="gr49" draw:text-style-name="P13" draw:layer="layout" svg:x1="8.315cm" svg:y1="4.944cm" svg:x2="9.599cm" svg:y2="7.562cm">
          <text:p/>
        </draw:line>
        <draw:frame draw:style-name="gr50" draw:text-style-name="P17" draw:layer="layout" svg:width="1.778cm" svg:height="0.645cm" svg:x="7.529cm" svg:y="9.881cm">
          <draw:text-box>
            <text:p text:style-name="P3"><text:span text:style-name="T7">(7, 3, 2)</text:span></text:p>
          </draw:text-box>
        </draw:frame>
        <draw:line draw:style-name="gr49" draw:text-style-name="P13" draw:layer="layout" svg:x1="7.515cm" svg:y1="7.443cm" svg:x2="6.707cm" svg:y2="10.061cm">
          <text:p/>
        </draw:line>
        <draw:line draw:style-name="gr49" draw:text-style-name="P13" draw:layer="layout" svg:x1="7.515cm" svg:y1="7.443cm" svg:x2="7.977cm" svg:y2="10.061cm">
          <text:p/>
        </draw:line>
        <draw:line draw:style-name="gr49" draw:text-style-name="P13" draw:layer="layout" svg:x1="9.599cm" svg:y1="7.562cm" svg:x2="8.907cm" svg:y2="10.86cm">
          <text:p/>
        </draw:line>
        <draw:line draw:style-name="gr49" draw:text-style-name="P13" draw:layer="layout" svg:x1="9.599cm" svg:y1="7.562cm" svg:x2="10.177cm" svg:y2="10.86cm">
          <text:p/>
        </draw:line>
        <draw:frame draw:style-name="gr52" draw:text-style-name="P17" draw:layer="layout" svg:width="2.486cm" svg:height="1.039cm" svg:x="8.005cm" svg:y="10.73cm">
          <draw:text-box>
            <text:p text:style-name="P3"><text:span text:style-name="T7">(2, 1, 1)</text:span></text:p>
          </draw:text-box>
        </draw:frame>
        <draw:frame draw:style-name="gr50" draw:text-style-name="P17" draw:layer="layout" svg:width="2.034cm" svg:height="0.645cm" svg:x="5.84cm" svg:y="9.936cm">
          <draw:text-box>
            <text:p text:style-name="P3"><text:span text:style-name="T7">(9, 1, 1)</text:span></text:p>
          </draw:text-box>
        </draw:frame>
        <draw:frame draw:style-name="gr50" draw:text-style-name="P17" draw:layer="layout" svg:width="2.034cm" svg:height="0.645cm" svg:x="9.64cm" svg:y="10.737cm">
          <draw:text-box>
            <text:p text:style-name="P3"><text:span text:style-name="T7">(0, 1, 7)</text:span></text:p>
          </draw:text-box>
        </draw:frame>
        <draw:frame draw:style-name="gr50" draw:text-style-name="P17" draw:layer="layout" svg:width="1.778cm" svg:height="0.645cm" svg:x="3.164cm" svg:y="7.086cm">
          <draw:text-box>
            <text:p text:style-name="P3"><text:span text:style-name="T7">(7, 1, 2)</text:span></text:p>
          </draw:text-box>
        </draw:frame>
        <draw:frame draw:style-name="gr52" draw:text-style-name="P17" draw:layer="layout" svg:width="2.486cm" svg:height="1.039cm" svg:x="5.34cm" svg:y="7.035cm">
          <draw:text-box>
            <text:p text:style-name="P3"><text:span text:style-name="T7">(9, 4, 3)</text:span></text:p>
          </draw:text-box>
        </draw:frame>
        <draw:frame draw:style-name="gr52" draw:text-style-name="P17" draw:layer="layout" svg:width="2.486cm" svg:height="1.039cm" svg:x="3.94cm" svg:y="4.536cm">
          <draw:text-box>
            <text:p text:style-name="P3"><text:span text:style-name="T7">(9, 4, 3)</text:span></text:p>
          </draw:text-box>
        </draw:frame>
        <draw:frame draw:style-name="gr50" draw:text-style-name="P17" draw:layer="layout" svg:width="2.034cm" svg:height="0.645cm" svg:x="9.44cm" svg:y="7.238cm">
          <draw:text-box>
            <text:p text:style-name="P3"><text:span text:style-name="T7">(0, 1, 7)</text:span></text:p>
          </draw:text-box>
        </draw:frame>
        <draw:frame draw:style-name="gr50" draw:text-style-name="P17" draw:layer="layout" svg:width="1.778cm" svg:height="0.645cm" svg:x="7.429cm" svg:y="7.182cm">
          <draw:text-box>
            <text:p text:style-name="P3"><text:span text:style-name="T7">(7, 3, 2)</text:span></text:p>
          </draw:text-box>
        </draw:frame>
        <draw:frame draw:style-name="gr50" draw:text-style-name="P17" draw:layer="layout" svg:width="1.778cm" svg:height="0.645cm" svg:x="7.729cm" svg:y="4.383cm">
          <draw:text-box>
            <text:p text:style-name="P3"><text:span text:style-name="T7">(0, 1, 7)</text:span></text:p>
          </draw:text-box>
        </draw:frame>
        <draw:frame draw:style-name="gr53" draw:text-style-name="P19" draw:layer="layout" svg:width="1.778cm" svg:height="0.763cm" svg:x="4.829cm" svg:y="2.884cm">
          <draw:text-box>
            <text:p text:style-name="P18"><text:span text:style-name="T8">0</text:span></text:p>
          </draw:text-box>
        </draw:frame>
        <draw:line draw:style-name="gr49" draw:text-style-name="P2" draw:layer="layout" svg:x1="12.816cm" svg:y1="3.004cm" svg:x2="12.716cm" svg:y2="4.572cm">
          <text:p/>
        </draw:line>
        <draw:frame draw:style-name="gr54" draw:text-style-name="P15" draw:layer="layout" svg:width="1.778cm" svg:height="0.645cm" svg:x="11.844cm" svg:y="3.556cm">
          <draw:text-box>
            <text:p text:style-name="P14"><text:span text:style-name="T6">1.0</text:span></text:p>
          </draw:text-box>
        </draw:frame>
        <draw:line draw:style-name="gr49" draw:text-style-name="P20" draw:layer="layout" svg:x1="12.681cm" svg:y1="4.444cm" svg:x2="11.873cm" svg:y2="7.062cm">
          <text:p/>
        </draw:line>
        <draw:line draw:style-name="gr49" draw:text-style-name="P20" draw:layer="layout" svg:x1="12.681cm" svg:y1="4.444cm" svg:x2="13.965cm" svg:y2="7.062cm">
          <text:p/>
        </draw:line>
        <draw:frame draw:style-name="gr50" draw:text-style-name="P22" draw:layer="layout" svg:width="1.778cm" svg:height="0.645cm" svg:x="11.895cm" svg:y="9.381cm">
          <draw:text-box>
            <text:p text:style-name="P21"><text:span text:style-name="T7">(6, 3, 2)</text:span></text:p>
          </draw:text-box>
        </draw:frame>
        <draw:line draw:style-name="gr49" draw:text-style-name="P20" draw:layer="layout" svg:x1="11.881cm" svg:y1="6.943cm" svg:x2="11.073cm" svg:y2="9.561cm">
          <text:p/>
        </draw:line>
        <draw:line draw:style-name="gr49" draw:text-style-name="P20" draw:layer="layout" svg:x1="11.881cm" svg:y1="6.943cm" svg:x2="12.343cm" svg:y2="9.561cm">
          <text:p/>
        </draw:line>
        <draw:line draw:style-name="gr49" draw:text-style-name="P23" draw:layer="layout" svg:x1="13.965cm" svg:y1="7.062cm" svg:x2="13.273cm" svg:y2="10.36cm">
          <text:p/>
        </draw:line>
        <draw:line draw:style-name="gr49" draw:text-style-name="P23" draw:layer="layout" svg:x1="13.965cm" svg:y1="7.062cm" svg:x2="14.543cm" svg:y2="10.36cm">
          <text:p/>
        </draw:line>
        <draw:frame draw:style-name="gr52" draw:text-style-name="P24" draw:layer="layout" svg:width="2.486cm" svg:height="1.039cm" svg:x="12.371cm" svg:y="10.23cm">
          <draw:text-box>
            <text:p text:style-name="P5"><text:span text:style-name="T7">(5, 1, 3)</text:span></text:p>
          </draw:text-box>
        </draw:frame>
        <draw:frame draw:style-name="gr50" draw:text-style-name="P24" draw:layer="layout" svg:width="2.034cm" svg:height="0.645cm" svg:x="13.154cm" svg:y="6.237cm">
          <draw:text-box>
            <text:p text:style-name="P5"><text:span text:style-name="T7">(1, 1, 1)</text:span></text:p>
          </draw:text-box>
        </draw:frame>
        <draw:frame draw:style-name="gr50" draw:text-style-name="P22" draw:layer="layout" svg:width="1.778cm" svg:height="0.645cm" svg:x="11.795cm" svg:y="6.682cm">
          <draw:text-box>
            <text:p text:style-name="P21"><text:span text:style-name="T7">(3, 7, 1)</text:span></text:p>
          </draw:text-box>
        </draw:frame>
        <draw:frame draw:style-name="gr50" draw:text-style-name="P22" draw:layer="layout" svg:width="1.778cm" svg:height="0.645cm" svg:x="10.995cm" svg:y="4.283cm">
          <draw:text-box>
            <text:p text:style-name="P21"><text:span text:style-name="T7">(1, 1, 1)</text:span></text:p>
          </draw:text-box>
        </draw:frame>
        <draw:frame draw:style-name="gr50" draw:text-style-name="P22" draw:layer="layout" svg:width="2.486cm" svg:height="0.645cm" svg:x="14.271cm" svg:y="10.231cm">
          <draw:text-box>
            <text:p text:style-name="P25">(1, 1, 1)</text:p>
          </draw:text-box>
        </draw:frame>
        <draw:frame draw:style-name="gr50" draw:text-style-name="P22" draw:layer="layout" svg:width="2.034cm" svg:height="0.645cm" svg:x="10.14cm" svg:y="9.538cm">
          <draw:text-box>
            <text:p text:style-name="P25">(3, 7, 1)</text:p>
          </draw:text-box>
        </draw:frame>
        <draw:line draw:style-name="gr49" draw:text-style-name="P2" draw:layer="layout" svg:x1="16.181cm" svg:y1="4.044cm" svg:x2="15.373cm" svg:y2="6.662cm">
          <text:p/>
        </draw:line>
        <draw:line draw:style-name="gr49" draw:text-style-name="P2" draw:layer="layout" svg:x1="16.181cm" svg:y1="4.044cm" svg:x2="17.465cm" svg:y2="6.662cm">
          <text:p/>
        </draw:line>
        <draw:frame draw:style-name="gr50" draw:text-style-name="P27" draw:layer="layout" svg:width="1.778cm" svg:height="0.645cm" svg:x="15.395cm" svg:y="8.981cm">
          <draw:text-box>
            <text:p text:style-name="P26">(6, 6, 6)</text:p>
          </draw:text-box>
        </draw:frame>
        <draw:line draw:style-name="gr49" draw:text-style-name="P23" draw:layer="layout" svg:x1="15.381cm" svg:y1="6.543cm" svg:x2="14.573cm" svg:y2="9.161cm">
          <text:p/>
        </draw:line>
        <draw:line draw:style-name="gr49" draw:text-style-name="P23" draw:layer="layout" svg:x1="15.381cm" svg:y1="6.543cm" svg:x2="15.843cm" svg:y2="9.161cm">
          <text:p/>
        </draw:line>
        <draw:line draw:style-name="gr49" draw:text-style-name="P2" draw:layer="layout" svg:x1="17.465cm" svg:y1="6.662cm" svg:x2="16.773cm" svg:y2="9.96cm">
          <text:p/>
        </draw:line>
        <draw:line draw:style-name="gr49" draw:text-style-name="P2" draw:layer="layout" svg:x1="17.465cm" svg:y1="6.662cm" svg:x2="18.034cm" svg:y2="10.668cm">
          <text:p/>
        </draw:line>
        <draw:frame draw:style-name="gr52" draw:text-style-name="P27" draw:layer="layout" svg:width="2.486cm" svg:height="1.039cm" svg:x="15.871cm" svg:y="9.83cm">
          <draw:text-box>
            <text:p text:style-name="P7"><text:span text:style-name="T7">(1, 9, 2)</text:span></text:p>
          </draw:text-box>
        </draw:frame>
        <draw:frame draw:style-name="gr50" draw:text-style-name="P27" draw:layer="layout" svg:width="2.034cm" svg:height="0.645cm" svg:x="17.506cm" svg:y="6.338cm">
          <draw:text-box>
            <text:p text:style-name="P7"><text:span text:style-name="T9">(1, 9, 2)</text:span></text:p>
          </draw:text-box>
        </draw:frame>
        <draw:frame draw:style-name="gr50" draw:text-style-name="P27" draw:layer="layout" svg:width="1.778cm" svg:height="0.645cm" svg:x="15.295cm" svg:y="6.282cm">
          <draw:text-box>
            <text:p text:style-name="P26">(3, 2, 3)</text:p>
          </draw:text-box>
        </draw:frame>
        <draw:frame draw:style-name="gr50" draw:text-style-name="P27" draw:layer="layout" svg:width="1.778cm" svg:height="0.645cm" svg:x="14.578cm" svg:y="4.044cm">
          <draw:text-box>
            <text:p text:style-name="P7"><text:span text:style-name="T7">(1, 9, 2)</text:span></text:p>
          </draw:text-box>
        </draw:frame>
        <draw:frame draw:style-name="gr50" draw:text-style-name="P27" draw:layer="layout" svg:width="2.034cm" svg:height="0.645cm" svg:x="13.968cm" svg:y="9.036cm">
          <draw:text-box>
            <text:p text:style-name="P26">(3, 2, 3)</text:p>
          </draw:text-box>
        </draw:frame>
        <draw:line draw:style-name="gr49" draw:text-style-name="P28" draw:layer="layout" svg:x1="24.681cm" svg:y1="4.244cm" svg:x2="25.965cm" svg:y2="6.862cm">
          <text:p/>
        </draw:line>
        <draw:line draw:style-name="gr49" draw:text-style-name="P28" draw:layer="layout" svg:x1="25.965cm" svg:y1="6.862cm" svg:x2="26.543cm" svg:y2="10.16cm">
          <text:p/>
        </draw:line>
        <draw:frame draw:style-name="gr50" draw:text-style-name="P30" draw:layer="layout" svg:width="2.034cm" svg:height="0.645cm" svg:x="26.006cm" svg:y="6.538cm">
          <draw:text-box>
            <text:p text:style-name="P29"><text:span text:style-name="T7">(2, 1, 1)</text:span></text:p>
          </draw:text-box>
        </draw:frame>
        <draw:frame draw:style-name="gr50" draw:text-style-name="P30" draw:layer="layout" svg:width="1.778cm" svg:height="0.645cm" svg:x="25.146cm" svg:y="4.181cm">
          <draw:text-box>
            <text:p text:style-name="P29"><text:span text:style-name="T7">(2, 1, 1)</text:span></text:p>
          </draw:text-box>
        </draw:frame>
        <draw:frame draw:style-name="gr50" draw:text-style-name="P27" draw:layer="layout" svg:width="2.034cm" svg:height="0.645cm" svg:x="17.24cm" svg:y="10.639cm">
          <draw:text-box>
            <text:p text:style-name="P26">(9, 5, 5)</text:p>
          </draw:text-box>
        </draw:frame>
        <draw:frame draw:style-name="gr50" draw:text-style-name="P30" draw:layer="layout" svg:width="2.034cm" svg:height="0.645cm" svg:x="26.04cm" svg:y="10.04cm">
          <draw:text-box>
            <text:p text:style-name="P29"><text:span text:style-name="T7">(2, 1, 1)</text:span></text:p>
          </draw:text-box>
        </draw:frame>
        <draw:frame draw:style-name="gr50" draw:text-style-name="P32" draw:layer="layout" svg:width="1.778cm" svg:height="0.806cm" svg:x="12.129cm" svg:y="2.585cm">
          <draw:text-box>
            <text:p text:style-name="P31"><text:span text:style-name="T10">1</text:span></text:p>
          </draw:text-box>
        </draw:frame>
        <draw:line draw:style-name="gr49" draw:text-style-name="P33" draw:layer="layout" svg:x1="22.281cm" svg:y1="5.044cm" svg:x2="21.473cm" svg:y2="7.662cm">
          <text:p/>
        </draw:line>
        <draw:line draw:style-name="gr49" draw:text-style-name="P33" draw:layer="layout" svg:x1="22.281cm" svg:y1="5.044cm" svg:x2="23.565cm" svg:y2="7.662cm">
          <text:p/>
        </draw:line>
        <draw:frame draw:style-name="gr50" draw:text-style-name="P34" draw:layer="layout" svg:width="1.778cm" svg:height="0.645cm" svg:x="21.495cm" svg:y="9.981cm">
          <draw:text-box>
            <text:p text:style-name="P9"><text:span text:style-name="T7">(2, 9, 2)</text:span></text:p>
          </draw:text-box>
        </draw:frame>
        <draw:line draw:style-name="gr49" draw:text-style-name="P33" draw:layer="layout" svg:x1="21.481cm" svg:y1="7.543cm" svg:x2="20.673cm" svg:y2="10.161cm">
          <text:p/>
        </draw:line>
        <draw:line draw:style-name="gr49" draw:text-style-name="P33" draw:layer="layout" svg:x1="21.481cm" svg:y1="7.543cm" svg:x2="21.943cm" svg:y2="10.161cm">
          <text:p/>
        </draw:line>
        <draw:line draw:style-name="gr49" draw:text-style-name="P33" draw:layer="layout" svg:x1="23.565cm" svg:y1="7.662cm" svg:x2="22.873cm" svg:y2="10.96cm">
          <text:p/>
        </draw:line>
        <draw:line draw:style-name="gr49" draw:text-style-name="P33" draw:layer="layout" svg:x1="23.565cm" svg:y1="7.662cm" svg:x2="24.143cm" svg:y2="10.96cm">
          <text:p/>
        </draw:line>
        <draw:frame draw:style-name="gr52" draw:text-style-name="P34" draw:layer="layout" svg:width="2.486cm" svg:height="1.039cm" svg:x="21.971cm" svg:y="10.83cm">
          <draw:text-box>
            <text:p text:style-name="P9"><text:span text:style-name="T7">(1, 1, 6)</text:span></text:p>
          </draw:text-box>
        </draw:frame>
        <draw:frame draw:style-name="gr50" draw:text-style-name="P34" draw:layer="layout" svg:width="2.034cm" svg:height="0.645cm" svg:x="23.606cm" svg:y="7.338cm">
          <draw:text-box>
            <text:p text:style-name="P9"><text:span text:style-name="T7">(1, 1, 6)</text:span></text:p>
          </draw:text-box>
        </draw:frame>
        <draw:frame draw:style-name="gr50" draw:text-style-name="P34" draw:layer="layout" svg:width="1.778cm" svg:height="0.645cm" svg:x="21.395cm" svg:y="7.282cm">
          <draw:text-box>
            <text:p text:style-name="P9"><text:span text:style-name="T7">(0, 0, 8)</text:span></text:p>
          </draw:text-box>
        </draw:frame>
        <draw:frame draw:style-name="gr50" draw:text-style-name="P34" draw:layer="layout" svg:width="1.778cm" svg:height="0.645cm" svg:x="22.395cm" svg:y="4.583cm">
          <draw:text-box>
            <text:p text:style-name="P9"><text:span text:style-name="T7">(0, 0, 8)</text:span></text:p>
          </draw:text-box>
        </draw:frame>
        <draw:frame draw:style-name="gr50" draw:text-style-name="P34" draw:layer="layout" svg:width="2.034cm" svg:height="0.645cm" svg:x="20.04cm" svg:y="10.038cm">
          <draw:text-box>
            <text:p text:style-name="P9"><text:span text:style-name="T7">(0, 0, 8)</text:span></text:p>
          </draw:text-box>
        </draw:frame>
        <draw:frame draw:style-name="gr50" draw:text-style-name="P34" draw:layer="layout" svg:width="2.034cm" svg:height="0.645cm" svg:x="23.64cm" svg:y="10.84cm">
          <draw:text-box>
            <text:p text:style-name="P9"><text:span text:style-name="T7">(9, 1, 4)</text:span></text:p>
          </draw:text-box>
        </draw:frame>
        <draw:line draw:style-name="gr49" draw:text-style-name="P2" draw:layer="layout" svg:x1="22.416cm" svg:y1="3.504cm" svg:x2="22.316cm" svg:y2="5.072cm">
          <text:p/>
        </draw:line>
        <draw:frame draw:style-name="gr54" draw:text-style-name="P16" draw:layer="layout" svg:width="1.778cm" svg:height="0.645cm" svg:x="21.444cm" svg:y="4.056cm">
          <draw:text-box>
            <text:p><text:span text:style-name="T7">1.0</text:span></text:p>
          </draw:text-box>
        </draw:frame>
        <draw:line draw:style-name="gr49" draw:text-style-name="P2" draw:layer="layout" svg:x1="24.716cm" svg:y1="2.804cm" svg:x2="24.616cm" svg:y2="4.372cm">
          <text:p/>
        </draw:line>
        <draw:frame draw:style-name="gr54" draw:text-style-name="P16" draw:layer="layout" svg:width="1.778cm" svg:height="0.645cm" svg:x="23.744cm" svg:y="3.356cm">
          <draw:text-box>
            <text:p><text:span text:style-name="T7">1.0</text:span></text:p>
          </draw:text-box>
        </draw:frame>
        <draw:frame draw:style-name="gr50" draw:text-style-name="P36" draw:layer="layout" svg:width="1.778cm" svg:height="0.806cm" svg:x="16.429cm" svg:y="2.585cm">
          <draw:text-box>
            <text:p text:style-name="P35"><text:span text:style-name="T11">1</text:span></text:p>
          </draw:text-box>
        </draw:frame>
        <draw:frame draw:style-name="gr55" draw:text-style-name="P38" draw:layer="layout" svg:width="1.778cm" svg:height="0.806cm" svg:x="22.329cm" svg:y="2.985cm">
          <draw:text-box>
            <text:p text:style-name="P37"><text:span text:style-name="T10">0</text:span></text:p>
          </draw:text-box>
        </draw:frame>
        <draw:frame draw:style-name="gr56" draw:text-style-name="P40" draw:layer="layout" svg:width="1.778cm" svg:height="0.806cm" svg:x="24.629cm" svg:y="2.385cm">
          <draw:text-box>
            <text:p text:style-name="P39"><text:span text:style-name="T10">2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5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3" style:display-name="Object without fill_1_1_3" style:family="graphic" style:parent-style-name="Default_5f_1_5f_1_5f_3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5:26:28.339418362</meta:creation-date>
    <dc:date>2018-11-26T22:27:35.446119662</dc:date>
    <meta:editing-duration>PT1H49M18S</meta:editing-duration>
    <meta:editing-cycles>20</meta:editing-cycles>
    <meta:generator>LibreOffice/6.0.6.2$Linux_X86_64 LibreOffice_project/00m0$Build-2</meta:generator>
    <meta:document-statistic meta:object-count="536"/>
  </office:meta>
</office:document-meta>
</file>